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text-properties officeooo:rsid="001e532c" officeooo:paragraph-rsid="001e532c"/>
    </style:style>
    <style:style style:name="P2" style:family="paragraph" style:parent-style-name="Text_20_body">
      <style:text-properties officeooo:paragraph-rsid="001c836e"/>
    </style:style>
    <style:style style:name="P3" style:family="paragraph" style:parent-style-name="Text_20_body">
      <style:text-properties officeooo:rsid="00238c14" officeooo:paragraph-rsid="00238c14"/>
    </style:style>
    <style:style style:name="P4" style:family="paragraph" style:parent-style-name="Heading_20_1">
      <style:text-properties officeooo:rsid="001bbe2f" officeooo:paragraph-rsid="001bbe2f"/>
    </style:style>
    <style:style style:name="P5" style:family="paragraph" style:parent-style-name="Heading_20_1">
      <style:paragraph-properties fo:break-before="page"/>
      <style:text-properties officeooo:rsid="001e532c" officeooo:paragraph-rsid="001e532c"/>
    </style:style>
    <style:style style:name="P6" style:family="paragraph" style:parent-style-name="Heading_20_2">
      <style:text-properties officeooo:rsid="001bbe2f" officeooo:paragraph-rsid="001bbe2f"/>
    </style:style>
    <style:style style:name="P7" style:family="paragraph" style:parent-style-name="Heading_20_2">
      <style:text-properties officeooo:rsid="001c836e" officeooo:paragraph-rsid="001c836e"/>
    </style:style>
    <style:style style:name="P8" style:family="paragraph" style:parent-style-name="Heading_20_2" style:list-style-name="">
      <style:text-properties officeooo:rsid="001c836e" officeooo:paragraph-rsid="001c836e"/>
    </style:style>
    <style:style style:name="P9" style:family="paragraph" style:parent-style-name="Heading_20_2">
      <style:text-properties officeooo:rsid="0021c30b" officeooo:paragraph-rsid="0021c30b"/>
    </style:style>
    <style:style style:name="P10" style:family="paragraph" style:parent-style-name="Heading_20_2">
      <style:paragraph-properties fo:break-before="page"/>
      <style:text-properties officeooo:rsid="00249453" officeooo:paragraph-rsid="00249453"/>
    </style:style>
    <style:style style:name="P11" style:family="paragraph" style:parent-style-name="Heading_20_2">
      <style:text-properties officeooo:rsid="001e532c" officeooo:paragraph-rsid="001e532c"/>
    </style:style>
    <style:style style:name="P12" style:family="paragraph" style:parent-style-name="Heading_20_2">
      <style:text-properties officeooo:rsid="002e15d2" officeooo:paragraph-rsid="002e15d2"/>
    </style:style>
    <style:style style:name="P13" style:family="paragraph" style:parent-style-name="Heading_20_3">
      <style:text-properties officeooo:rsid="0023a99b" officeooo:paragraph-rsid="0023a99b"/>
    </style:style>
    <style:style style:name="P14" style:family="paragraph" style:parent-style-name="Heading_20_3">
      <style:text-properties officeooo:rsid="002e15d2" officeooo:paragraph-rsid="002e15d2"/>
    </style:style>
    <style:style style:name="P15" style:family="paragraph" style:parent-style-name="Text_20_body" style:list-style-name="L1">
      <style:text-properties officeooo:rsid="001bbe2f" officeooo:paragraph-rsid="001bbe2f"/>
    </style:style>
    <style:style style:name="P16" style:family="paragraph" style:parent-style-name="Text_20_body">
      <style:text-properties officeooo:rsid="0023a99b" officeooo:paragraph-rsid="0023a99b"/>
    </style:style>
    <style:style style:name="P17" style:family="paragraph" style:parent-style-name="Text_20_body" style:list-style-name="L2">
      <style:text-properties fo:font-weight="bold" officeooo:rsid="002030ea" officeooo:paragraph-rsid="002030ea" style:font-weight-asian="bold" style:font-weight-complex="bold"/>
    </style:style>
    <style:style style:name="P18" style:family="paragraph" style:parent-style-name="Text_20_body">
      <style:text-properties fo:font-weight="bold" officeooo:rsid="002030ea" officeooo:paragraph-rsid="002030ea" style:font-weight-asian="bold" style:font-weight-complex="bold"/>
    </style:style>
    <style:style style:name="P19" style:family="paragraph" style:parent-style-name="Text_20_body" style:list-style-name="L4">
      <style:text-properties fo:font-weight="bold" officeooo:rsid="00249453" officeooo:paragraph-rsid="00249453" style:font-weight-asian="bold" style:font-weight-complex="bold"/>
    </style:style>
    <style:style style:name="P20" style:family="paragraph" style:parent-style-name="Text_20_body" style:list-style-name="L4">
      <style:text-properties officeooo:rsid="00249453" officeooo:paragraph-rsid="00249453"/>
    </style:style>
    <style:style style:name="P21" style:family="paragraph" style:parent-style-name="Text_20_body">
      <style:text-properties officeooo:paragraph-rsid="0023a99b"/>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start" style:justify-single-word="false"/>
      <style:text-properties officeooo:paragraph-rsid="002e15d2"/>
    </style:style>
    <style:style style:name="P24" style:family="paragraph" style:parent-style-name="Text_20_body">
      <style:paragraph-properties fo:text-align="start" style:justify-single-word="false"/>
      <style:text-properties officeooo:rsid="002e15d2" officeooo:paragraph-rsid="002e15d2"/>
    </style:style>
    <style:style style:name="P25" style:family="paragraph" style:parent-style-name="Text_20_body">
      <style:text-properties officeooo:rsid="002e15d2" officeooo:paragraph-rsid="002e15d2"/>
    </style:style>
    <style:style style:name="P26" style:family="paragraph" style:parent-style-name="Text_20_body">
      <style:text-properties officeooo:paragraph-rsid="002e15d2"/>
    </style:style>
    <style:style style:name="P27" style:family="paragraph" style:parent-style-name="Text_20_body">
      <style:text-properties officeooo:rsid="002ff13c" officeooo:paragraph-rsid="002ff13c"/>
    </style:style>
    <style:style style:name="P28" style:family="paragraph" style:parent-style-name="Text_20_body" style:list-style-name="L5">
      <style:text-properties officeooo:rsid="002ff13c" officeooo:paragraph-rsid="002ff13c"/>
    </style:style>
    <style:style style:name="P29" style:family="paragraph" style:parent-style-name="Text_20_body">
      <style:text-properties officeooo:rsid="00302a37" officeooo:paragraph-rsid="00302a37"/>
    </style:style>
    <style:style style:name="P3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e532c"/>
    </style:style>
    <style:style style:name="T2" style:family="text">
      <style:text-properties officeooo:rsid="002030ea"/>
    </style:style>
    <style:style style:name="T3" style:family="text">
      <style:text-properties fo:font-weight="normal" style:font-weight-asian="normal" style:font-weight-complex="normal"/>
    </style:style>
    <style:style style:name="T4" style:family="text">
      <style:text-properties fo:font-weight="normal" officeooo:rsid="0020b4b8" style:font-weight-asian="normal" style:font-weight-complex="normal"/>
    </style:style>
    <style:style style:name="T5" style:family="text">
      <style:text-properties fo:font-weight="normal" officeooo:rsid="00267b1c" style:font-weight-asian="normal" style:font-weight-complex="normal"/>
    </style:style>
    <style:style style:name="T6" style:family="text">
      <style:text-properties fo:font-weight="normal" officeooo:rsid="00281789" style:font-weight-asian="normal" style:font-weight-complex="normal"/>
    </style:style>
    <style:style style:name="T7" style:family="text">
      <style:text-properties fo:font-weight="normal" officeooo:rsid="0029847c" style:font-weight-asian="normal" style:font-weight-complex="normal"/>
    </style:style>
    <style:style style:name="T8" style:family="text">
      <style:text-properties fo:font-weight="normal" officeooo:rsid="002d4dba"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281789" style:font-weight-asian="bold" style:font-weight-complex="bold"/>
    </style:style>
    <style:style style:name="T11" style:family="text">
      <style:text-properties fo:font-weight="bold" officeooo:rsid="0029847c" style:font-weight-asian="bold" style:font-weight-complex="bold"/>
    </style:style>
    <style:style style:name="T12" style:family="text">
      <style:text-properties fo:font-weight="bold" officeooo:rsid="002d4dba"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officeooo:rsid="0023a99b"/>
    </style:style>
    <style:style style:name="T15" style:family="text">
      <style:text-properties fo:font-variant="normal" fo:text-transform="none" fo:color="#222222" loext:opacity="100%" style:font-name="Arial" fo:font-size="9.75pt" fo:letter-spacing="normal" fo:font-style="normal" fo:font-weight="normal" style:font-size-asian="12pt" style:font-size-complex="12pt"/>
    </style:style>
    <style:style style:name="T16" style:family="text">
      <style:text-properties fo:font-variant="normal" fo:text-transform="none" fo:color="#222222" loext:opacity="100%" style:font-name="Arial" fo:font-size="9.75pt" fo:letter-spacing="normal" fo:font-style="italic" fo:font-weight="normal" style:font-size-asian="12pt" style:font-size-complex="12pt"/>
    </style:style>
    <style:style style:name="T17" style:family="text">
      <style:text-properties fo:font-variant="normal" fo:text-transform="none" fo:color="#222222" loext:opacity="100%" style:font-name="Arial" fo:letter-spacing="normal" fo:font-style="normal" fo:font-weight="normal"/>
    </style:style>
    <style:style style:name="T18" style:family="text">
      <style:text-properties fo:font-variant="normal" fo:text-transform="none" fo:color="#222222" loext:opacity="100%" style:font-name="Arial" fo:letter-spacing="normal" fo:font-style="italic" fo:font-weight="normal"/>
    </style:style>
    <style:style style:name="T19" style:family="text">
      <style:text-properties fo:font-variant="normal" fo:text-transform="none" fo:color="#222222" loext:opacity="100%" style:font-name="Times New Roman" fo:font-size="12pt" fo:letter-spacing="normal" fo:font-style="normal" fo:font-weight="normal" style:font-size-asian="12pt" style:font-size-complex="12pt"/>
    </style:style>
    <style:style style:name="T20" style:family="text">
      <style:text-properties fo:font-variant="normal" fo:text-transform="none" fo:color="#222222" loext:opacity="100%" style:font-name="Times New Roman" fo:font-size="12pt" fo:letter-spacing="normal" fo:font-style="italic" fo:font-weight="normal" style:font-size-asian="12pt" style:font-size-complex="12pt"/>
    </style:style>
    <style:style style:name="T21" style:family="text">
      <style:text-properties fo:font-variant="normal" fo:text-transform="none" fo:color="#222222" loext:opacity="100%" style:font-name="Times New Roman" fo:letter-spacing="normal" fo:font-style="normal" fo:font-weight="normal"/>
    </style:style>
    <style:style style:name="T22" style:family="text">
      <style:text-properties fo:font-variant="normal" fo:text-transform="none" fo:color="#222222" loext:opacity="100%" fo:letter-spacing="normal" fo:font-style="normal" fo:font-weight="normal"/>
    </style:style>
    <style:style style:name="T23" style:family="text">
      <style:text-properties fo:font-variant="normal" fo:text-transform="none" fo:color="#222222" loext:opacity="100%" fo:letter-spacing="normal" fo:font-style="italic" fo:font-weight="normal"/>
    </style:style>
    <style:style style:name="T24" style:family="text">
      <style:text-properties officeooo:rsid="00267b1c"/>
    </style:style>
    <style:style style:name="T25" style:family="text">
      <style:text-properties officeooo:rsid="00281789"/>
    </style:style>
    <style:style style:name="T26" style:family="text">
      <style:text-properties officeooo:rsid="0029847c"/>
    </style:style>
    <style:style style:name="T27" style:family="text">
      <style:text-properties officeooo:rsid="002b7f71"/>
    </style:style>
    <style:style style:name="T28" style:family="text">
      <style:text-properties officeooo:rsid="002d4dba"/>
    </style:style>
    <style:style style:name="T29" style:family="text">
      <style:text-properties fo:background-color="transparent" loext:char-shading-value="0"/>
    </style:style>
    <style:style style:name="T30" style:family="text">
      <style:text-properties officeooo:rsid="002e15d2"/>
    </style:style>
    <style:style style:name="T31" style:family="text">
      <style:text-properties style:text-position="super 58%"/>
    </style:style>
    <style:style style:name="T32" style:family="text">
      <style:text-properties style:text-position="super 58%" officeooo:rsid="002ff13c"/>
    </style:style>
    <style:style style:name="T33" style:family="text">
      <style:text-properties fo:color="#222222" loext:opacity="100%" style:font-name="Times New Roman" fo:font-size="12pt" fo:letter-spacing="normal" fo:font-style="italic" fo:font-weight="normal" style:font-size-asian="12pt" style:font-size-complex="12pt"/>
    </style:style>
    <style:style style:name="T34" style:family="text">
      <style:text-properties officeooo:rsid="002ff13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BioRT++ Report</text:h>
      <text:p text:style-name="P29">Andrew Vierbicher</text:p>
      <text:h text:style-name="P6" text:outline-level="2">*<text:span text:style-name="T34">Note</text:span></text:h>
      <text:p text:style-name="P27">I used Doxygen for documentation of the code, and these PDF files are present in the <text:span text:style-name="T9">doc</text:span><text:span text:style-name="T3"> folder of the source code.</text:span></text:p>
      <text:h text:style-name="P7" text:outline-level="2">Project <text:span text:style-name="T1">Description</text:span></text:h>
      <text:p text:style-name="P1"><text:tab/>My project is an update to the core functionality of the catchment biogeochemical model BioRT-HBV developed in the research group under Dr. Li Li with whom I work. BioRT-HBV is a numerical model that simulates chemical reactions in a watershed. With this model, my research group and I use the numerical model along with in-situ chemical observations to model biotic and abiotic chemical reactions in watersheds to quantitatively understand how elements cycle throughout the natural environment.</text:p>
      <text:p text:style-name="P16"><text:tab/>In the real, world, this model attempts to determine the concentrations of chemical species when there are equilibrium relationships and kinetic reactions taking place in the environment, as these concentrations have implications for the humans in how we use water.</text:p>
      <text:p text:style-name="P1"><text:tab/>BioRT-HBV is a simple bucket model coupled to the conceptual hydrologic model HBV<text:span text:style-name="T32">1</text:span>, yet it has proven to be effective at modeling organic carbon reactions, mineral weathering, and nitrogen cycling all for using much less computational power than spatially explicit models. Furthermore, there are relatively few parameters involved in calibrating this model and the data requirements are minimal, meaning that this model is relatively much easier to calibrate than large, expensive spatially explicit models. Because the model has a simple structure and relatively few parameters, it has the potential to be much more efficient at revealing biogeochemical processes than more complex models.</text:p>
      <text:p text:style-name="P1"><text:tab/>However, the current version of BioRT-HBV is implemented in C with code that is tightly coupled and difficult to both read and modify. As such, I am undertaking the effort to update this model <text:s/><text:span text:style-name="T2">by rewriting it in C++ because it will allow cleaner code that is much easier to understand, modify, and maintain. For this project, I have rewritten the core numerical components for the model, which are the chemical equilibrium solver and the kinetic reaction solver. These two components are essentially the entire heart of the model and drive all of the chemical dynamics. </text:span><text:span text:style-name="T14">The governing chemical equations are highly nonlinear and the differential equations are commonly stiff, so this problem requires a thorough consideration of the mathematics that the current version does not have. </text:span><text:span text:style-name="T2">In addition, I have chosen to use YAML files as the format for the input files because the current version of BioRT-HBV uses a custom file format for each input file, which is difficult to learn to use and debug.</text:span></text:p>
      <text:p text:style-name="P1"><text:tab/></text:p>
      <text:h text:style-name="P7" text:outline-level="2"><text:soft-page-break/>Design Strategy</text:h>
      <text:p text:style-name="P2"><text:tab/><text:span text:style-name="T2">For this project, I choose to use a functional programming pattern rather than object-oriented because of the nature of the model. At the core of our work in my group, we are solving ordinary differential equations, and an object-oriented programming style does not make sense for this type of problem. I attempted to make all function parameters immutable so that there would be no internal mutation of variables within a function. I choose this because the current version of BioRT-HBV is written in a procedural style in C and it is nearly impossible to debug, and I, as the maintainer of the model now, would like to be able to test the model easily, and immutability of function parameters makes this easier.</text:span></text:p>
      <text:h text:style-name="P9" text:outline-level="2">Program Walkthrough</text:h>
      <text:p text:style-name="P3"><text:tab/>BioRT++ is used through both command line parameters and input files. The structure of the input files is described below, but roughly, the chemistry file (chem.yaml) contains the chemical system of interest, including the aqueous species, equilibrium reactions, and mineral species present in the system. The database contains all of the static parameters for every type of species present. In my examples here, the database contains only the species that I use in the programs. In the current version of BioRT, however, the database contains thousands of entries and is not computer readable at present. Translating this database will be very time consuming and not necessary.</text:p>
      <text:p text:style-name="P3"><text:tab/>To begin, the program is called with the the input folder name, which also contains the run type, begin an equilibrium or kinetic problem. The program will search in the input directory for the <text:span text:style-name="T14">input folder of the given name to load the input files.</text:span> From here, the program splits <text:span text:style-name="T14">based on whether it is an equilibrium or kinetic solution.</text:span></text:p>
      <text:h text:style-name="P13" text:outline-level="3">Equilibrium Solution</text:h>
      <text:p text:style-name="P21"><text:tab/><text:span text:style-name="T30">Solving for the equilibrium concentrations is a relatively simple numerical optimization problem. It involves solving two sets of equations: mass conservation and equilibrium constants. Mass conservation equations have the format:</text:span></text:p>
      <text:p text:style-name="P22"><draw:g text:anchor-type="as-char" svg:y="-0.2571in" draw:z-index="1" draw:style-name="gr1"><svg:title>TexMaths</svg:title><svg:desc>12§display§C_{tot,i} = \sum_{j=1}^{n} a_{ij}C_{j}§svg§96§FALSE§</svg:desc><draw:g draw:style-name="gr2"><draw:path draw:style-name="gr108" draw:text-style-name="P30" svg:width="1.2244in" svg:height="0.4606in" svg:x="0.0004in" svg:y="0.0083in" svg:viewBox="0 0 3111 1171" svg:d="M0 0c1037 0 2074 0 3111 0 0 390 0 780 0 1171-1037 0-2074 0-3111 0 0-391 0-781 0-1171z"><text:p/></draw:path><draw:path draw:style-name="gr109" draw:text-style-name="P31" svg:width="0.1173in" svg:height="0.1201in" svg:x="0.0004in" svg:y="0.1421in" svg:viewBox="0 0 299 306" svg:d="M299 4c0-2-1-4-5-4-1 0-1 0-6 5-10 11-20 21-30 32-4-6-23-37-70-37-93 0-188 92-188 191 0 70 49 115 114 115 36 0 68-17 91-36 39-35 46-73 46-74 0-4-4-4-5-4-2 0-5 0-5 4-5 12-14 42-43 67-29 23-55 30-78 30-37 0-82-22-82-88 0-24 9-92 51-141 25-30 65-51 103-51 43 0 67 33 67 82 0 17-1 15-1 20 0 4 5 5 7 5 5 0 5-1 7-8 9-36 18-72 27-108z"><text:p/></draw:path><draw:path draw:style-name="gr110" draw:text-style-name="P31" svg:width="0.0394in" svg:height="0.074in" svg:x="0.115in" svg:y="0.2106in" svg:viewBox="0 0 101 189" svg:d="M61 68c10 0 21 0 30 0 5 0 10 0 10-6 0-4-5-4-10-4-9 0-18 0-27 0 3-15 7-29 10-44 0-1 2-3 2-4 0-5-5-10-11-10-7 0-12 6-13 13-3 7 1-7-12 45-10 0-21 0-30 0-5 0-10 0-10 7 0 3 4 3 10 3 9 0 18 0 27 0-6 23-11 47-17 70-2 7-4 18-4 22 0 18 14 29 31 29 33 0 51-43 51-46 0-4-3-4-4-4-4 0-4 0-6 5-9 19-23 36-40 36-6 0-11-3-11-14 0-4 1-10 3-12 7-29 14-57 21-86z"><text:p/></draw:path><draw:path draw:style-name="gr111" draw:text-style-name="P31" svg:width="0.0543in" svg:height="0.052in" svg:x="0.1677in" svg:y="0.2327in" svg:viewBox="0 0 139 133" svg:d="M139 52c0-34-25-52-54-52-43 0-85 41-85 82 0 28 22 51 54 51 42 0 85-39 85-81zM54 125c-14 0-29-10-29-34 0-12 6-41 17-57 13-18 30-26 43-26 16 0 30 11 30 33 0 7-3 36-17 56-10 18-28 28-44 28z"><text:p/></draw:path><draw:path draw:style-name="gr112" draw:text-style-name="P31" svg:width="0.039in" svg:height="0.074in" svg:x="0.2311in" svg:y="0.2106in" svg:viewBox="0 0 100 189" svg:d="M60 68c10 0 20 0 30 0 6 0 10 0 10-6 0-4-4-4-9-4-9 0-18 0-27 0 3-15 7-29 10-44 0-1 0-3 0-4 0-5-3-10-9-10-7 0-12 6-13 13-3 7 1-7-12 45-10 0-21 0-30 0-6 0-10 0-10 7 0 3 4 3 10 3 9 0 18 0 27 0-6 23-12 47-18 70-1 7-3 18-3 22 0 18 14 29 31 29 32 0 51-43 51-46 0-4-3-4-4-4-4 0-4 0-6 5-9 19-24 36-40 36-6 0-11-3-11-14 0-4 1-10 3-12 7-29 13-57 20-86z"><text:p/></draw:path><draw:path draw:style-name="gr113" draw:text-style-name="P31" svg:width="0.0142in" svg:height="0.0354in" svg:x="0.2894in" svg:y="0.2697in" svg:viewBox="0 0 37 91" svg:d="M29 29c0 17-4 35-23 54-1 1-2 2-2 3 0 3 2 5 3 5 5 0 30-24 30-59 0-19-7-32-20-32-11 0-17 7-17 17 0 9 6 17 17 17 7 0 8-4 12-5z"><text:p/></draw:path><draw:path draw:style-name="gr114" draw:text-style-name="P31" svg:width="0.035in" svg:height="0.078in" svg:x="0.3213in" svg:y="0.2067in" svg:viewBox="0 0 90 199" svg:d="M82 11c0-4-4-11-12-11s-16 8-16 17c0 5 4 11 11 11 8 0 17-9 17-17zM22 161c-2 5-3 8-3 13 0 13 12 25 28 25 30 0 43-41 43-45s-4-3-5-4c-5 0-5 1-6 5-7 24-20 36-31 36-6 0-7-4-7-11s1-12 5-19c2-7 6-16 9-23s13-35 15-38c0-3 1-6 1-9 0-14-12-25-28-25-30 0-43 40-43 44 0 5 4 5 5 5 5 0 5-2 6-5 7-26 20-36 31-36 5 0 7 3 7 10s-1 12-9 30c-6 16-12 31-18 47z"><text:p/></draw:path><draw:path draw:style-name="gr115" draw:text-style-name="P31" svg:width="0.1098in" svg:height="0.0382in" svg:x="0.4264in" svg:y="0.198in" svg:viewBox="0 0 280 98" svg:d="M265 17c7 0 15 0 15-9 0-8-8-8-14-8-84 0-169 0-253 0-6 0-13 0-13 8 0 9 7 9 14 9 84 0 167 0 251 0zM266 98c6 0 14 0 14-8s-8-8-15-8c-84 0-167 0-251 0-7 0-14 0-14 8s7 8 13 8c84 0 169 0 253 0z"><text:p/></draw:path><draw:path draw:style-name="gr116" draw:text-style-name="P31" svg:width="0.0709in" svg:height="0.052in" svg:x="0.676in" svg:y="0in" svg:viewBox="0 0 181 133" svg:d="M23 112c-1 3-4 10-4 12 0 6 6 9 11 9s10-5 11-7c1-4 3-12 6-18 1-5 5-19 6-26 2-6 3-14 5-20 3-12 3-14 13-26 7-12 21-28 43-28 18 0 18 15 18 21 0 18-13 50-18 62-2 9-4 12-4 17 0 16 14 25 28 25 30 0 43-41 43-45s-3-3-5-4c-4 0-4 2-6 5-7 24-19 36-31 36-6 0-7-4-7-11 0-6 1-10 6-24 4-8 16-40 16-56 0-29-23-34-39-34-24 0-41 16-49 26-2-20-19-26-31-26-13 0-21 10-24 16-6 10-11 27-11 30s4 2 5 3c5 0 5-1 7-9 5-17 10-32 22-32 7 0 9 6 9 15 0 6-2 15-5 24-2 7-4 20-6 26-3 13-6 25-9 39z"><text:p/></draw:path><draw:path draw:style-name="gr117" draw:text-style-name="P31" svg:width="0.2209in" svg:height="0.2319in" svg:x="0.6012in" svg:y="0.1012in" svg:viewBox="0 0 562 590" svg:d="M511 590c17-46 34-91 51-135-4 0-8 0-11 0-16 44-61 73-109 85-9 3-51 14-131 14-85 0-169 0-255 0 72-85 143-169 215-253 3-3 4-4 4-6 0-1 0-2-4-7-65-89-131-179-195-268 76 0 153 0 230 0 56 0 95 6 98 6 23 4 60 11 94 33 10 6 38 25 53 59 3 0 7 0 11 0-17-40-34-78-51-118-167 0-332 0-499 0-10 0-10 0-11 2s-1 10-1 15c74 102 149 203 223 305-73 85-145 170-218 256-4 6-4 7-4 8 0 4 4 4 11 4 167 0 332 0 499 0z"><text:p/></draw:path><draw:path draw:style-name="gr118" draw:text-style-name="P31" svg:width="0.0508in" svg:height="0.1004in" svg:x="0.5972in" svg:y="0.3776in" svg:viewBox="0 0 130 256" svg:d="M130 11c0-5-4-11-11-11-10 0-17 8-17 16 0 4 4 12 12 12 7 0 16-9 16-17zM67 210c-5 21-20 37-37 37-5 0-8 0-11-1 7-3 10-11 10-15 0-8-6-11-12-11-9 0-17 8-17 18 0 11 12 18 30 18s52-11 61-47c9-35 18-71 27-106 1-3 1-6 1-9 0-17-13-29-31-29-33 0-52 42-52 45 0 4 4 4 5 4 3 0 3-1 6-5 7-17 23-36 39-36 8 0 11 5 11 15 0 3-1 8-1 9-10 37-19 76-29 113z"><text:p/></draw:path><draw:path draw:style-name="gr119" draw:text-style-name="P31" svg:width="0.085in" svg:height="0.0307in" svg:x="0.6665in" svg:y="0.4094in" svg:viewBox="0 0 217 79" svg:d="M206 14c4 0 11 0 11-7s-7-7-11-7c-64 0-130 0-195 0-4 0-11 0-11 7s7 7 11 7c65 0 131 0 195 0zM206 79c4 0 11 0 11-7s-7-7-11-7c-64 0-130 0-195 0-4 0-11 0-11 7s7 7 11 7c65 0 131 0 195 0z"><text:p/></draw:path><draw:path draw:style-name="gr120" draw:text-style-name="P31" svg:width="0.0421in" svg:height="0.0768in" svg:x="0.7728in" svg:y="0.3776in" svg:viewBox="0 0 108 196" svg:d="M67 7c0-7-1-7-8-7-19 18-47 18-59 18 0 4 0 7 0 11 7 0 28 0 43-9 0 51 0 101 0 152 0 9 0 13-30 13-3 0-7 0-11 0 0 4 0 7 0 11 6 0 42-1 53-1 10 0 47 1 53 1 0-4 0-7 0-11-4 0-7 0-11 0-30 0-30-4-30-13 0-56 0-110 0-165z"><text:p/></draw:path><draw:path draw:style-name="gr121" draw:text-style-name="P31" svg:width="0.0756in" svg:height="0.0748in" svg:x="0.8657in" svg:y="0.1854in" svg:viewBox="0 0 193 191" svg:d="M140 28c-7-16-20-28-38-28-50 0-102 62-102 124 0 39 23 67 56 67 9 0 29-1 54-31 4 18 18 31 39 31 15 0 25-10 31-23 7-16 13-41 13-42 0-4-3-4-5-4-4 0-4 2-6 8-7 27-15 53-32 53-12 0-13-13-13-21s1-12 6-31c5-17 6-22 9-37 5-20 10-40 15-59 3-12 3-13 3-15 0-7-4-12-12-12-10 0-16 10-18 20zM113 137c-3 7-3 8-9 15-18 23-36 31-48 31-20 0-26-25-26-40 0-22 13-73 23-93 13-25 32-40 49-40 28 0 34 34 34 37 0 2-2 5-2 7-7 28-14 55-21 83z"><text:p/></draw:path><draw:path draw:style-name="gr122" draw:text-style-name="P31" svg:width="0.035in" svg:height="0.078in" svg:x="0.9524in" svg:y="0.2067in" svg:viewBox="0 0 90 199" svg:d="M82 11c0-4-4-11-12-11s-16 8-16 17c0 5 4 11 11 11 9 0 17-9 17-17zM22 161c-2 5-3 8-3 13 0 13 12 25 28 25 30 0 43-41 43-45s-4-3-5-4c-5 0-5 1-6 5-7 24-19 36-31 36-6 0-7-4-7-11s1-12 5-19c2-7 6-16 9-23s13-35 15-38c0-3 1-6 1-9 0-14-12-25-28-25-30 0-43 40-43 44 0 5 4 4 5 5 5 0 5-2 6-5 7-26 20-36 31-36 5 0 7 3 7 10s-1 12-8 30c-6 16-13 31-19 47z"><text:p/></draw:path><draw:path draw:style-name="gr123" draw:text-style-name="P31" svg:width="0.0508in" svg:height="0.1004in" svg:x="0.9941in" svg:y="0.2067in" svg:viewBox="0 0 130 256" svg:d="M130 11c0-5-4-11-12-11-9 0-17 8-17 17 0 5 3 11 12 11 8 0 17-8 17-17zM67 210c-5 21-20 37-38 37-4 0-7 0-11-1 8-3 11-11 11-15 0-8-6-11-12-11-10 0-17 8-17 18 0 11 11 18 29 18 17 0 53-11 61-47 10-35 18-71 28-106 0-2 1-5 1-9 0-17-15-28-33-28-32 0-51 41-51 44 0 5 5 5 6 5 3 0 3-1 6-6 7-17 21-35 39-35 8 0 10 5 10 15 0 2 0 7-1 8-10 37-18 76-28 113z"><text:p/></draw:path><draw:path draw:style-name="gr124" draw:text-style-name="P31" svg:width="0.1173in" svg:height="0.1201in" svg:x="1.0724in" svg:y="0.1421in" svg:viewBox="0 0 299 306" svg:d="M299 4c0-2-1-4-5-4-1 0-1 0-6 5-10 11-20 21-30 32-4-6-23-37-70-37-93 0-188 92-188 191 0 70 49 115 114 115 36 0 68-17 91-36 39-35 46-73 46-74 0-4-4-4-5-4-2 0-5 0-6 4-4 12-13 42-42 67-29 23-55 30-78 30-37 0-83-22-83-88 0-24 10-92 52-141 25-30 65-51 103-51 43 0 67 33 67 82 0 17-1 15-1 20 0 4 5 5 6 5 6 0 6-1 8-8 9-36 18-72 27-108z"><text:p/></draw:path><draw:path draw:style-name="gr125" draw:text-style-name="P31" svg:width="0.0508in" svg:height="0.1004in" svg:x="1.1827in" svg:y="0.2067in" svg:viewBox="0 0 130 256" svg:d="M130 11c0-5-4-11-12-11-9 0-17 8-17 17 0 5 3 11 12 11 8 0 17-8 17-17zM67 210c-5 21-20 37-38 37-4 0-7 0-11-1 8-3 11-11 11-15 0-8-6-11-12-11-10 0-17 8-17 18 0 11 11 18 29 18 17 0 53-11 62-47 9-35 18-71 27-106 0-2 1-5 1-9 0-17-15-28-31-28-34 0-52 41-52 44 0 5 4 5 5 5 3 0 3-1 6-6 7-17 23-35 39-35 8 0 10 5 10 15 0 2 0 7-1 8-10 37-18 76-28 113z"><text:p/></draw:path></draw:g></draw:g></text:p>
      <text:p text:style-name="P23"><text:span text:style-name="T30">Where </text:span><text:span text:style-name="T30"><draw:g text:anchor-type="as-char" svg:y="-0.072in" draw:z-index="0" draw:style-name="gr1"><svg:title>TexMaths</svg:title><svg:desc>12§display§a_{ij}§svg§96§FALSE§</svg:desc><draw:g draw:style-name="gr2"><draw:path draw:style-name="gr126" draw:text-style-name="P30" svg:width="0.1673in" svg:height="0.1039in" svg:x="0.0024in" svg:y="0.0091in" svg:viewBox="0 0 426 265" svg:d="M213 265c-72 0-142 0-213 0 0-89 0-176 0-265 142 0 284 0 426 0 0 89 0 176 0 265-71 0-142 0-213 0z"><text:p/></draw:path><draw:path draw:style-name="gr127" draw:text-style-name="P31" svg:width="0.0756in" svg:height="0.0744in" svg:x="0.0004in" svg:y="0in" svg:viewBox="0 0 193 190" svg:d="M140 28c-7-16-19-28-38-28-49 0-102 62-102 124 0 39 24 66 56 66 9 0 29-2 55-30 3 15 18 30 37 30 16 0 25-10 31-22 8-16 14-41 14-42 0-4-4-4-5-4-5 0-5 2-6 8-7 27-15 50-32 50-11 0-12-10-12-18 0-10 0-12 4-31 5-17 6-22 10-37 5-21 9-40 15-59 3-12 3-13 3-15 0-7-5-12-12-12-11 0-17 10-18 20zM112 136c-1 8-1 8-8 15-18 23-36 29-47 29-21 0-27-22-27-38 0-21 13-72 23-92 13-25 32-40 49-40 27 0 33 34 33 37 0 2-1 5-1 7-7 26-14 54-22 82z"><text:p/></draw:path><draw:path draw:style-name="gr128" draw:text-style-name="P31" svg:width="0.035in" svg:height="0.0772in" svg:x="0.0866in" svg:y="0.0217in" svg:viewBox="0 0 90 197" svg:d="M81 11c0-5-3-11-12-11-7 0-15 7-15 17 0 5 3 11 12 11 8 0 15-9 15-17zM22 161c-2 3-3 7-3 11 0 14 12 25 28 25 30 0 43-40 43-43 0-5-4-4-5-5-5 0-5 2-6 6-7 21-19 33-31 33-6 0-7-3-7-9 0-7 2-12 4-18 3-9 6-16 10-24 2-6 13-34 14-37 0-3 2-6 2-10 0-13-12-24-28-24-29 0-43 40-43 44s4 3 5 4c5 0 5-1 6-5 7-25 20-36 31-36 5 0 7 3 7 11 0 7-1 11-8 30-6 16-13 31-19 47z"><text:p/></draw:path><draw:path draw:style-name="gr129" draw:text-style-name="P31" svg:width="0.0504in" svg:height="0.0996in" svg:x="0.1276in" svg:y="0.0217in" svg:viewBox="0 0 129 254" svg:d="M129 11c0-5-3-11-12-11-8 0-17 8-17 17 0 3 4 11 12 11 9 0 17-9 17-17zM67 209c-5 20-20 37-38 37-4 0-7-1-11-2 8-3 11-10 11-15 0-7-6-11-12-11-10 0-17 8-17 17 0 12 11 19 29 19 16 0 52-10 61-46 8-35 16-70 26-105 1-3 2-6 2-9 0-17-14-28-32-28-32 0-51 41-51 44 0 4 4 4 6 4 3 0 3 0 6-5 7-17 21-36 39-36 7 0 10 6 10 15 0 3 0 8-1 9-10 37-18 75-28 112z"><text:p/></draw:path></draw:g></draw:g></text:span><text:span text:style-name="T30"><text:s/>is the total concentration matrix and </text:span><text:span text:style-name="T30"><draw:g text:anchor-type="as-char" svg:y="-0.1252in" draw:z-index="2" draw:style-name="gr1"><svg:title>TexMaths</svg:title><svg:desc>12§display§\{ C_j \}§svg§96§FALSE§</svg:desc><draw:g draw:style-name="gr2"><draw:path draw:style-name="gr103" draw:text-style-name="P30" svg:width="0.3244in" svg:height="0.1547in" svg:x="0.0004in" svg:y="0.0083in" svg:viewBox="0 0 825 394" svg:d="M0 0c275 0 550 0 825 0 0 132 0 262 0 394-275 0-550 0-825 0 0-132 0-262 0-394z"><text:p/></draw:path><draw:path draw:style-name="gr104" draw:text-style-name="P31" svg:width="0.0587in" svg:height="0.1646in" svg:x="0.0035in" svg:y="0.0004in" svg:viewBox="0 0 150 419" svg:d="M89 56c0-16 11-44 57-46 2-2 4-3 4-5 0-5-4-5-8-5-42 0-81 22-81 53s0 63 0 96c0 16 0 30-17 43-15 13-31 13-40 14-2 0-4 1-4 4 0 4 2 4 7 4 28 3 48 16 53 38 1 3 1 4 1 20 0 28 0 55 0 83 0 18 0 31 21 48 15 12 43 16 60 16 4 0 8 0 8-4s-2-4-7-5c-27-1-47-15-53-36-1-4-1-5-1-21 0-28 0-57 0-87 0-20-3-28-17-41-8-7-20-12-32-15 34-10 49-29 49-53 0-34 0-67 0-101z"><text:p/></draw:path><draw:path draw:style-name="gr105" draw:text-style-name="P31" svg:width="0.1173in" svg:height="0.1193in" svg:x="0.0831in" svg:y="0.0075in" svg:viewBox="0 0 299 304" svg:d="M299 4c0-2-1-4-5-4-1 0-1 0-6 5-11 11-20 21-30 32-3-6-23-37-70-37-93 0-188 92-188 190 0 69 49 114 114 114 37 0 68-16 91-36 40-34 47-72 47-73 0-5-5-5-6-5-2 0-5 2-5 5-3 12-13 41-43 65-29 24-55 31-77 31-38 0-83-21-83-86 0-24 9-92 51-142 26-29 66-50 103-50 43 0 69 33 69 80 0 17-3 17-3 22 0 4 5 5 7 5 5 0 5-1 8-9 8-36 16-71 26-107z"><text:p/></draw:path><draw:path draw:style-name="gr106" draw:text-style-name="P31" svg:width="0.0508in" svg:height="0.0996in" svg:x="0.1925in" svg:y="0.072in" svg:viewBox="0 0 130 254" svg:d="M130 11c0-5-4-11-12-11-9 0-16 8-16 17 0 3 2 11 11 11 8 0 17-9 17-17zM67 210c-5 19-20 36-38 36-4 0-7 0-10-2 7-3 10-10 10-15 0-7-6-10-12-10-9 0-17 7-17 17 0 11 12 18 30 18 17 0 52-11 61-46s18-70 27-105c1-2 1-6 1-10 0-16-15-27-31-27-34 0-52 41-52 44 0 4 4 4 5 4 3 0 3 0 6-5 7-17 23-36 39-36 8 0 10 6 10 14 0 4 0 9 0 10-10 37-19 74-29 113z"><text:p/></draw:path><draw:path draw:style-name="gr107" draw:text-style-name="P31" svg:width="0.0587in" svg:height="0.1646in" svg:x="0.2744in" svg:y="0.0004in" svg:viewBox="0 0 150 419" svg:d="M61 363c0 17-11 44-56 47-3 1-5 2-5 5 0 4 5 4 8 4 41 0 81-20 81-52s0-64 0-96c0-17 0-30 18-43 14-12 30-12 39-14 3 0 4-1 4-4 0-4-2-4-7-4-28-2-48-17-52-38-2-4-2-5-2-21 0-27 0-55 0-82 0-18 0-31-19-48-17-12-47-17-62-17-3 0-8 0-8 5 0 3 4 3 7 5 27 1 47 14 53 36 1 3 1 4 1 20 0 29 0 57 0 87 0 21 4 28 17 41 8 8 22 13 32 16-33 9-49 28-49 52 0 34 0 67 0 101z"><text:p/></draw:path></draw:g></draw:g></text:span><text:span text:style-name="T30"><text:s/>is the set of species concentrations. In general, the total concentration represents how primary species can be used to make up different species like the basis vectors of a vector space. For every primary species, there will be one total species mass balance equation like above, and this problem is, in general, underdetermined, meaning that there must be more equations for this system to have closure.</text:span></text:p>
      <text:p text:style-name="P24"><text:tab/>The other type of equations are the equilibrium equations which have the following general formula:</text:p>
      <text:p text:style-name="P22"><draw:g text:anchor-type="as-char" svg:y="-0.2571in" draw:z-index="3" draw:style-name="gr1"><svg:title>TexMaths</svg:title><svg:desc>12§display§K_{eq_i} = \prod_{j=1}^{n}C_{j}^{\nu_{ij}}§svg§96§FALSE§</svg:desc><draw:g draw:style-name="gr2"><draw:path draw:style-name="gr87" draw:text-style-name="P30" svg:width="1.0705in" svg:height="0.4606in" svg:x="0.0028in" svg:y="0.0083in" svg:viewBox="0 0 2720 1171" svg:d="M0 0c906 0 1814 0 2720 0 0 390 0 780 0 1171-906 0-1814 0-2720 0 0-391 0-781 0-1171z"><text:p/></draw:path><draw:path draw:style-name="gr88" draw:text-style-name="P31" svg:width="0.1409in" svg:height="0.1126in" svg:x="0.0004in" svg:y="0.1453in" svg:viewBox="0 0 359 287" svg:d="M199 118c-1-2-2-5-2-6 0-2 7-8 12-10 25-19 49-38 74-58 40-28 56-30 69-32 3 0 7 0 7-8 0-2-1-4-5-4-8 0-19 1-29 1-15 0-32-1-46-1-4 0-9 0-9 8 0 3 3 4 5 4 10 1 13 4 13 10 0 7-13 16-15 19-56 42-110 84-165 126 11-45 23-90 34-135 4-15 4-20 36-20 10 0 14 0 14-8 0-4-4-4-6-4-12 0-42 1-54 1s-42-1-54-1c-4 0-8 0-8 7 0 5 3 5 12 5 4 0 13 1 18 1 7 1 9 3 9 7 0 2-1 3-2 8-19 75-37 151-57 227-3 16-4 20-38 20-7 0-12 0-12 7 0 5 6 5 7 5 11 0 41-1 53-1 10 0 18 1 28 1 8 0 18 0 27 0 3 0 9 0 9-8 0-4-5-4-12-4-16 0-28 0-28-8 0-3 2-12 4-18 6-22 12-45 16-66 21-17 42-33 63-50 17 37 32 75 49 113 5 12 5 13 5 16 0 12-18 13-22 13-5 0-9 0-9 8 0 4 3 3 6 4 16 0 34-1 51-1 10 0 33 1 42 1 2 0 8 0 8-8 0-4-5-4-9-4-17-1-23-5-29-19-20-47-39-93-60-138z"><text:p/></draw:path><draw:path draw:style-name="gr89" draw:text-style-name="P31" svg:width="0.0492in" svg:height="0.052in" svg:x="0.1429in" svg:y="0.2327in" svg:viewBox="0 0 126 133" svg:d="M46 62c8 0 32 0 48-6 21-7 26-21 26-31 0-15-17-25-37-25-35 0-83 26-83 77 0 30 18 56 53 56 50 0 73-30 73-33s-2-5-5-5c-2 0-2 0-5 2-22 28-57 28-62 28-18 0-30-12-30-36 0-4 0-10 4-27 6 0 12 0 18 0zM30 54c12-42 44-46 53-46 13 0 24 6 24 17 0 29-49 29-63 29-4 0-9 0-14 0z"><text:p/></draw:path><draw:path draw:style-name="gr90" draw:text-style-name="P31" svg:width="0.0516in" svg:height="0.0732in" svg:x="0.2055in" svg:y="0.2327in" svg:viewBox="0 0 132 187" svg:d="M132 8c0-1 0-3 0-4 0-2-1-4-4-4-2 0-15 10-21 19-3-6-12-19-31-19-38 0-76 41-76 84 0 29 19 49 44 49 17 0 30-11 38-17 0 2-10 39-11 44-4 15-5 17-23 17-4 0-7 0-7 6 0 2 1 4 3 4 10 0 22-1 32-1 9 0 22 1 31 1 2 0 6-1 6-7 0-3-4-3-7-3-8 0-15 0-15-4 0-1 0-1 1-6 14-53 27-106 40-159zM88 92c-2 5-2 6-6 11-11 13-26 22-36 22-12 0-22-9-22-29 0-16 8-48 14-60 15-24 29-28 38-28 20 0 26 23 26 26 0 1 0 3-1 4-5 18-9 36-13 54z"><text:p/></draw:path><draw:path draw:style-name="gr91" draw:text-style-name="P31" svg:width="0.0287in" svg:height="0.0559in" svg:x="0.2665in" svg:y="0.2445in" svg:viewBox="0 0 74 143" svg:d="M65 10c0-6-4-10-10-10s-12 6-12 13c0 6 4 9 9 9 7 0 13-6 13-12zM74 110c0-2-2-1-3-2-4 0-5 0-6 5-4 11-12 23-23 23-5 0-7-4-7-8s1-7 3-10c2-5 4-9 4-12 1-2 10-22 12-29 2-5 4-7 4-11 0-10-10-18-23-18-23 0-35 26-35 32 0 3 4 3 5 3 3 0 3-1 5-4 4-15 14-24 24-24 3 0 6 3 6 7 0 2 0 4-2 9-1 3-10 26-13 33-2 4-2 4-5 11-1 3-2 6-2 10 0 11 10 18 23 18 21 0 33-28 33-33z"><text:p/></draw:path><draw:path draw:style-name="gr92" draw:text-style-name="P31" svg:width="0.1098in" svg:height="0.0382in" svg:x="0.3756in" svg:y="0.198in" svg:viewBox="0 0 280 98" svg:d="M265 17c8 0 15 0 15-9 0-8-7-8-13-8-85 0-170 0-254 0-6 0-13 0-13 8 0 9 7 9 14 9 84 0 167 0 251 0zM267 98c6 0 13 0 13-8s-7-8-15-8c-84 0-167 0-251 0-7 0-14 0-14 8s7 8 13 8c84 0 169 0 254 0z"><text:p/></draw:path><draw:path draw:style-name="gr93" draw:text-style-name="P31" svg:width="0.0705in" svg:height="0.052in" svg:x="0.6205in" svg:y="0in" svg:viewBox="0 0 180 133" svg:d="M22 112c-2 3-3 10-3 12 0 6 5 9 10 9s9-5 12-7c1-4 3-12 5-18 1-5 4-19 6-26 2-6 3-14 6-20 2-12 3-14 12-26 8-12 21-28 44-28 17 0 17 15 17 21 0 18-12 50-17 62-4 9-5 12-5 17 0 16 13 25 28 25 30 0 43-41 43-45s-4-4-5-4c-3 0-5 2-6 5-6 24-19 36-31 36-6 0-7-4-7-11 0-6 1-10 7-24 4-8 16-40 16-56 0-29-23-34-39-34-25 0-41 16-50 26-1-20-19-26-31-26-14 0-20 10-24 16-6 10-10 27-10 30s4 3 5 3c3 0 3-1 6-9 5-17 11-32 21-32 9 0 10 6 10 15 0 6-4 15-5 24-2 7-5 20-6 26-3 13-6 25-9 39z"><text:p/></draw:path><draw:path draw:style-name="gr94" draw:text-style-name="P31" svg:width="0.1929in" svg:height="0.2319in" svg:x="0.5591in" svg:y="0.1012in" svg:viewBox="0 0 491 590" svg:d="M491 590c0-8 0-15 0-22-55 0-68-20-68-47 0-151 0-302 0-453 0-26 13-45 68-45 0-7 0-16 0-23-163 0-328 0-491 0 0 7 0 16 0 23 56 0 70 19 70 45 0 151 0 302 0 453 0 28-15 47-70 47 0 7 0 14 0 22 67 0 136 0 203 0 0-8 0-15 0-22-57 0-70-20-70-47 0-167 0-332 0-498 75 0 150 0 225 0 0 166 0 331 0 498 0 28-13 47-70 47 0 7 0 14 0 22 67 0 136 0 203 0z"><text:p/></draw:path><draw:path draw:style-name="gr95" draw:text-style-name="P31" svg:width="0.0508in" svg:height="0.1004in" svg:x="0.5409in" svg:y="0.3776in" svg:viewBox="0 0 130 256" svg:d="M130 11c0-5-4-11-12-11-9 0-17 8-17 16 0 4 3 12 12 12 8 0 17-9 17-17zM67 210c-6 21-21 37-38 37-4 0-7 0-11-1 7-3 10-11 10-15 0-8-5-11-11-11-10 0-17 8-17 18 0 11 11 18 29 18s53-11 61-47c8-35 18-71 26-106 2-3 3-6 3-9 0-17-15-29-33-29-32 0-51 42-51 45 0 4 3 3 5 4 3 0 4-1 6-5 8-17 22-36 40-36 8 0 10 5 10 15 0 3-1 8-1 9-10 37-18 76-28 113z"><text:p/></draw:path><draw:path draw:style-name="gr96" draw:text-style-name="P31" svg:width="0.0854in" svg:height="0.0307in" svg:x="0.6106in" svg:y="0.4094in" svg:viewBox="0 0 218 79" svg:d="M206 14c5 0 12 0 12-7s-7-7-12-7c-64 0-129 0-194 0-5 0-12 0-12 7s7 7 12 7c65 0 130 0 194 0zM206 79c5 0 12 0 12-7s-7-7-12-7c-64 0-129 0-194 0-5 0-12 0-12 7s7 7 12 7c65 0 130 0 194 0z"><text:p/></draw:path><draw:path draw:style-name="gr97" draw:text-style-name="P31" svg:width="0.0417in" svg:height="0.0768in" svg:x="0.7173in" svg:y="0.3776in" svg:viewBox="0 0 107 196" svg:d="M66 7c0-7 0-7-8-7-20 18-46 18-58 18 0 4 0 7 0 11 7 0 26 0 42-9 0 51 0 101 0 152 0 9 0 13-29 13-3 0-8 0-12 0 0 4 0 7 0 11 6 0 42-1 53-1 10 0 47 1 53 1 0-4 0-7 0-11-4 0-7 0-11 0-30 0-30-4-30-13 0-56 0-110 0-165z"><text:p/></draw:path><draw:path draw:style-name="gr98" draw:text-style-name="P31" svg:width="0.1177in" svg:height="0.1201in" svg:x="0.8067in" svg:y="0.1421in" svg:viewBox="0 0 300 306" svg:d="M300 4c0-2-1-4-5-4-1 0-2 0-7 5-9 11-19 21-29 32-3-6-23-37-69-37-95 0-190 92-190 191 0 70 50 115 114 115 37 0 70-17 91-36 40-35 47-73 47-74 0-4-4-3-5-4-2 0-5 0-6 4-3 12-13 42-42 67-30 23-56 30-78 30-38 0-83-22-83-88 0-24 9-92 52-141 25-30 65-51 102-51 43 0 69 33 69 82 0 17-2 15-2 20 0 4 5 5 6 5 6 0 6-1 8-8 9-36 18-72 27-108z"><text:p/></draw:path><draw:path draw:style-name="gr99" draw:text-style-name="P31" svg:width="0.0591in" svg:height="0.0508in" svg:x="0.9374in" svg:y="0.1177in" svg:viewBox="0 0 151 130" svg:d="M53 8c0-1 0-3 0-4-1-2 0-4-5-4-6 0-17 1-19 1-6 1-11 1-17 1-5 0-8 2-8 8 0 3 4 3 8 3 14 0 14 3 14 5s-2 7-3 12c-5 19-10 40-15 59-7 30-8 36-8 37 0 4 4 4 5 4s3 0 5 0c26-4 63-18 96-46 39-36 30-49 45-74 0-6-3-10-9-10-11 0-14 8-16 17-12 41-52 86-101 101 10-36 18-74 28-110z"><text:p/></draw:path><draw:path draw:style-name="gr100" draw:text-style-name="P31" svg:width="0.0283in" svg:height="0.0559in" svg:x="1.0031in" svg:y="0.1303in" svg:viewBox="0 0 73 143" svg:d="M64 10c0-5-4-10-9-10-6 0-13 6-13 13 0 6 5 9 8 9 8 0 14-6 14-12zM73 110c0-2-2-2-3-2-4 0-4 0-5 5-4 11-13 23-24 23-5 0-6-4-6-8s1-7 2-10c1-5 4-9 5-12 0-2 8-22 12-29 1-5 2-7 2-11 0-10-9-18-22-18-23 0-34 26-34 32 0 3 2 3 4 3 3 0 4 0 4-4 5-15 16-24 24-24 5 0 8 3 8 7 0 2 0 4-3 9-1 3-11 26-13 33-1 4-1 4-5 11-1 3-2 6-2 10 0 11 11 18 23 18 22 0 33-28 33-33z"><text:p/></draw:path><draw:path draw:style-name="gr101" draw:text-style-name="P31" svg:width="0.039in" svg:height="0.072in" svg:x="1.0429in" svg:y="0.1303in" svg:viewBox="0 0 100 184" svg:d="M100 10c0-5-4-10-10-10s-13 6-13 13c0 5 5 9 9 9 8 0 14-6 14-12zM54 150c-5 17-18 27-30 27-4 0-6 0-8-2 4-2 7-8 7-11s-3-8-10-8-13 6-13 13c0 10 10 15 24 15s42-7 48-34c6-25 13-49 19-74 0-3 1-5 1-8 0-12-12-20-26-20-25 0-41 28-41 32 0 3 4 3 5 3 2 0 2 0 4-3 9-20 24-25 31-25 8 0 9 7 9 11 0 2 0 4-1 6-6 26-13 52-19 78z"><text:p/></draw:path><draw:path draw:style-name="gr102" draw:text-style-name="P31" svg:width="0.0508in" svg:height="0.1008in" svg:x="0.9173in" svg:y="0.228in" svg:viewBox="0 0 130 257" svg:d="M130 12c0-5-5-12-12-12-9 0-17 8-17 17 0 5 3 11 12 11 8 0 17-8 17-16zM67 210c-6 21-21 39-38 39-4 0-7-2-11-3 7-3 10-11 10-14 0-7-5-11-11-11-10 0-17 7-17 17 0 11 11 19 29 19s53-11 61-47c8-35 18-71 26-106 2-3 3-6 3-10 0-16-15-28-33-28-32 0-51 41-51 46 0 3 3 2 5 3 3 0 4-1 6-6 7-17 22-35 39-35 9 0 11 5 11 15 0 3-1 7-1 8-10 37-18 76-28 113z"><text:p/></draw:path></draw:g></draw:g></text:p>
      <text:p text:style-name="P24"><text:soft-page-break/>Where <draw:g text:anchor-type="as-char" svg:y="-0.072in" draw:z-index="4" draw:style-name="gr1"><svg:title>TexMaths</svg:title><svg:desc>12§display§\nu_{ij}§svg§96§FALSE§</svg:desc><draw:g draw:style-name="gr2"><draw:path draw:style-name="gr83" draw:text-style-name="P30" svg:width="0.1622in" svg:height="0.1039in" svg:x="0.0004in" svg:y="0.0091in" svg:viewBox="0 0 413 265" svg:d="M206 265c-69 0-138 0-206 0 0-89 0-176 0-265 138 0 275 0 413 0 0 89 0 176 0 265-69 0-138 0-207 0z"><text:p/></draw:path><draw:path draw:style-name="gr84" draw:text-style-name="P31" svg:width="0.0776in" svg:height="0.0724in" svg:x="0.0008in" svg:y="0in" svg:viewBox="0 0 198 185" svg:d="M72 5c-2-1 0-5-6-5-10 0-40 4-52 5-2 0-7 0-7 8 0 5 4 5 10 5 20 0 21 2 21 7 0 3-4 23-8 34-8 33-17 68-25 103-3 6-5 17-5 18 0 5 4 5 6 5s4 0 6 0c30-5 76-21 119-60 56-53 67-109 67-113 0-7-5-12-12-12-4 0-13 2-17 14-26 95-91 143-139 158 14-56 28-112 42-167z"><text:p/></draw:path><draw:path draw:style-name="gr85" draw:text-style-name="P31" svg:width="0.035in" svg:height="0.0772in" svg:x="0.0791in" svg:y="0.0217in" svg:viewBox="0 0 90 197" svg:d="M82 11c0-5-4-11-12-11s-16 7-16 17c0 5 4 11 11 11 9 0 17-9 17-17zM22 161c-2 3-3 7-3 11 0 14 12 25 28 25 30 0 43-40 43-43 0-5-4-4-5-5-5 0-5 2-6 6-7 21-19 33-31 33-6 0-7-3-7-9 0-7 2-12 5-18 2-9 6-16 9-24 3-6 13-34 15-37 0-3 1-6 1-10 0-13-12-24-28-24-30 0-43 40-43 44s4 3 5 4c5 0 5-1 6-5 7-25 20-36 31-36 5 0 7 3 7 11 0 7-1 11-8 30-6 16-13 31-19 47z"><text:p/></draw:path><draw:path draw:style-name="gr86" draw:text-style-name="P31" svg:width="0.0508in" svg:height="0.0996in" svg:x="0.1205in" svg:y="0.0217in" svg:viewBox="0 0 130 254" svg:d="M130 11c0-5-4-11-12-11-9 0-17 8-17 17 0 3 3 11 12 11 8 0 17-9 17-17zM67 209c-5 20-21 37-38 37-4 0-7-1-11-2 8-3 11-10 11-15 0-7-6-11-12-11-10 0-17 8-17 17 0 12 11 19 29 19 17 0 53-10 61-46 8-35 17-70 26-105 2-3 3-6 3-9 0-17-15-28-33-28-32 0-51 41-51 44 0 4 5 4 6 4 3 0 3 0 5-5 8-17 22-36 40-36 8 0 10 6 10 15 0 3 0 8-1 9-10 37-18 75-28 112z"><text:p/></draw:path></draw:g></draw:g><text:s/>is the matrix of stoichiometric coefficients and <draw:g text:anchor-type="as-char" svg:y="-0.1252in" draw:z-index="5" draw:style-name="gr1"><svg:title>TexMaths</svg:title><svg:desc>12§display§\{ C_j \}§svg§96§FALSE§</svg:desc><draw:g draw:style-name="gr2"><draw:path draw:style-name="gr78" draw:text-style-name="P30" svg:width="0.3244in" svg:height="0.1547in" svg:x="0.0004in" svg:y="0.0083in" svg:viewBox="0 0 825 394" svg:d="M0 0c275 0 550 0 825 0 0 132 0 262 0 394-275 0-550 0-825 0 0-132 0-262 0-394z"><text:p/></draw:path><draw:path draw:style-name="gr79" draw:text-style-name="P31" svg:width="0.0587in" svg:height="0.1646in" svg:x="0.0035in" svg:y="0.0004in" svg:viewBox="0 0 150 419" svg:d="M89 56c0-16 11-44 57-46 2-2 4-3 4-5 0-5-4-5-8-5-42 0-81 22-81 53s0 63 0 96c0 16 0 30-17 43-15 13-31 13-40 14-2 0-4 1-4 4 0 4 2 4 7 4 28 3 48 16 53 38 1 3 1 4 1 20 0 28 0 55 0 83 0 18 0 31 21 48 15 12 43 16 60 16 4 0 8 0 8-4s-2-4-7-5c-27-1-47-15-53-36-1-4-1-5-1-21 0-28 0-57 0-87 0-20-3-28-17-41-8-7-20-12-32-15 34-10 49-29 49-53 0-34 0-67 0-101z"><text:p/></draw:path><draw:path draw:style-name="gr80" draw:text-style-name="P31" svg:width="0.1173in" svg:height="0.1193in" svg:x="0.0831in" svg:y="0.0075in" svg:viewBox="0 0 299 304" svg:d="M299 4c0-2-1-4-5-4-1 0-1 0-6 5-11 11-20 21-30 32-3-6-23-37-70-37-93 0-188 92-188 190 0 69 49 114 114 114 37 0 68-16 91-36 40-34 47-72 47-73 0-5-5-5-6-5-2 0-5 2-5 5-3 12-13 41-43 65-29 24-55 31-77 31-38 0-83-21-83-86 0-24 9-92 51-142 26-29 66-50 103-50 43 0 69 33 69 80 0 17-3 17-3 22 0 4 5 5 7 5 5 0 5-1 8-9 8-36 16-71 26-107z"><text:p/></draw:path><draw:path draw:style-name="gr81" draw:text-style-name="P31" svg:width="0.0508in" svg:height="0.0996in" svg:x="0.1925in" svg:y="0.072in" svg:viewBox="0 0 130 254" svg:d="M130 11c0-5-4-11-12-11-9 0-16 8-16 17 0 3 2 11 11 11 8 0 17-9 17-17zM67 210c-5 19-20 36-38 36-4 0-7 0-10-2 7-3 10-10 10-15 0-7-6-10-12-10-9 0-17 7-17 17 0 11 12 18 30 18 17 0 52-11 61-46s18-70 27-105c1-2 1-6 1-10 0-16-15-27-31-27-34 0-52 41-52 44 0 4 4 4 5 4 3 0 3 0 6-5 7-17 23-36 39-36 8 0 10 6 10 14 0 4 0 9 0 10-10 37-19 74-29 113z"><text:p/></draw:path><draw:path draw:style-name="gr82" draw:text-style-name="P31" svg:width="0.0587in" svg:height="0.1646in" svg:x="0.2744in" svg:y="0.0004in" svg:viewBox="0 0 150 419" svg:d="M61 363c0 17-11 44-56 47-3 1-5 2-5 5 0 4 5 4 8 4 41 0 81-20 81-52s0-64 0-96c0-17 0-30 18-43 14-12 30-12 39-14 3 0 4-1 4-4 0-4-2-4-7-4-28-2-48-17-52-38-2-4-2-5-2-21 0-27 0-55 0-82 0-18 0-31-19-48-17-12-47-17-62-17-3 0-8 0-8 5 0 3 4 3 7 5 27 1 47 14 53 36 1 3 1 4 1 20 0 29 0 57 0 87 0 21 4 28 17 41 8 8 22 13 32 16-33 9-49 28-49 52 0 34 0 67 0 101z"><text:p/></draw:path></draw:g></draw:g><text:s/>is the set of concentrations. <text:s/>Note that when taking the logarithm, this system can be linearized as:</text:p>
      <text:p text:style-name="P22"><draw:g text:anchor-type="as-char" svg:y="-0.2571in" draw:z-index="6" draw:style-name="gr1"><svg:title>TexMaths</svg:title><svg:desc>12§display§\ln K_{eq_i} = \sum_{j=1}^{n} \nu_{ij} C_{j}§svg§96§FALSE§</svg:desc><draw:g draw:style-name="gr2"><draw:path draw:style-name="gr60" draw:text-style-name="P30" svg:width="1.3311in" svg:height="0.4606in" svg:x="0.0031in" svg:y="0.0091in" svg:viewBox="0 0 3382 1171" svg:d="M1692 1171c-564 0-1128 0-1692 0 0-391 0-781 0-1171 1128 0 2255 0 3382 0 0 390 0 780 0 1171-563 0-1127 0-1690 0z"><text:p/></draw:path><draw:path draw:style-name="gr61" draw:text-style-name="P31" svg:width="0.0366in" svg:height="0.1146in" svg:x="0.0004in" svg:y="0.1441in" svg:viewBox="0 0 94 292" svg:d="M60 0c-20 1-40 4-60 5 0 5 0 8 0 13 29 0 32 2 32 23 0 73 0 146 0 220 0 19-4 19-32 19 0 3 0 7 0 12 13 0 36-1 47-1s31 1 47 1c0-5 0-9 0-12-29 0-34 0-34-19 0-87 0-175 0-261z"><text:p/></draw:path><draw:path draw:style-name="gr62" draw:text-style-name="P31" svg:width="0.0831in" svg:height="0.0728in" svg:x="0.0461in" svg:y="0.1858in" svg:viewBox="0 0 212 186" svg:d="M32 42c0 37 0 76 0 113 0 19-3 19-32 19 0 4 0 9 0 12 14 0 36-1 48-1 11 0 32 1 47 1 0-3 0-8 0-12-28 0-33 0-33-19 0-27 0-52 0-78 0-43 30-67 57-67 26 0 31 22 31 46 0 33 0 66 0 99 0 19-5 19-32 19 0 4 0 9 0 12 14 0 36-1 46-1 12 0 34 1 48 1 0-3 0-8 0-12-21 0-32 0-33-13 0-27 0-54 0-81 0-36 0-49-12-64-6-8-21-16-45-16-31 0-51 18-62 44 0-14 0-30 0-44-20 1-40 4-60 5 0 5 0 8 0 13 30 0 32 2 32 24z"><text:p/></draw:path><draw:path draw:style-name="gr63" draw:text-style-name="P31" svg:width="0.1409in" svg:height="0.1126in" svg:x="0.1669in" svg:y="0.1457in" svg:viewBox="0 0 359 287" svg:d="M198 118c0-2-1-5-1-6 0-2 7-8 12-10 24-19 49-38 73-58 40-28 56-30 70-31 2-1 7-1 7-8 0-3-1-5-5-5-10 0-19 1-30 1-14 0-31-1-47-1-2 0-8 0-8 8 0 3 2 4 6 5 8 0 13 3 13 9 0 7-13 16-16 19-55 42-109 84-164 126 11-45 23-90 34-135 3-15 4-19 36-19 9 0 13 0 13-8 0-5-3-5-5-5-12 0-43 1-54 1-13 0-43-1-55-1-3 0-9 0-9 7 0 6 4 6 12 6 6 0 14 0 20 0 6 1 8 3 8 7 0 2 0 3-1 9-19 75-37 150-57 226-4 16-4 20-38 20-7 0-12 0-12 7 0 5 5 5 6 5 12 0 42-1 54-1 8 0 18 1 26 1 10 0 20 0 28 0 4 0 8 0 8-8 0-4-3-4-12-4-15 0-26 0-26-8 0-3 2-12 4-18 6-22 10-45 16-66 21-17 42-33 63-50 17 37 32 75 49 113 5 12 5 13 5 16 0 12-18 13-22 13-5 0-9 0-9 8 0 4 4 4 6 4 16 0 34-1 51-1 10 0 33 1 41 1 2 0 8 0 8-8 0-4-4-4-8-4-18-1-23-5-30-19-20-47-40-93-60-138z"><text:p/></draw:path><draw:path draw:style-name="gr64" draw:text-style-name="P31" svg:width="0.0492in" svg:height="0.052in" svg:x="0.3098in" svg:y="0.2331in" svg:viewBox="0 0 126 133" svg:d="M46 62c8 0 31 0 48-6 21-7 25-21 25-31 0-15-16-25-36-25-36 0-83 26-83 77 0 30 18 56 53 56 49 0 73-30 73-33s-2-5-5-5c-2 0-2 0-5 2-24 28-57 28-63 28-17 0-29-12-29-36 0-5 0-10 4-27 6 0 12 0 18 0zM30 54c12-42 44-46 53-46 13 0 24 6 24 17 0 29-51 29-63 29-4 0-9 0-14 0z"><text:p/></draw:path><draw:path draw:style-name="gr65" draw:text-style-name="P31" svg:width="0.052in" svg:height="0.0732in" svg:x="0.3717in" svg:y="0.2331in" svg:viewBox="0 0 133 187" svg:d="M133 8c0-1 0-3 0-4 0-2-1-4-3-4-4 0-16 10-22 19-2-6-12-19-31-19-39 0-77 41-77 84 0 29 19 49 44 49 18 0 32-11 38-17 0 2-9 39-10 44-5 15-5 17-23 17-3 0-8 0-8 6 0 2 2 4 5 4 9 0 20-1 31-1 9 0 21 1 31 1 2 0 6-1 6-7 0-3-5-3-8-3-6 0-15 0-15-4 0-1 0-1 3-6 13-53 26-106 39-159zM88 92c-2 5-2 6-5 11-12 13-25 22-37 22-11 0-22-9-22-29 0-16 8-48 16-60 13-24 28-28 37-28 20 0 26 23 26 26 0 1-1 3-1 4-5 18-10 36-14 54z"><text:p/></draw:path><draw:path draw:style-name="gr66" draw:text-style-name="P31" svg:width="0.0287in" svg:height="0.0559in" svg:x="0.4331in" svg:y="0.2449in" svg:viewBox="0 0 74 143" svg:d="M65 10c0-6-4-10-10-10s-13 6-13 13c0 6 5 9 10 9 7 0 13-6 13-12zM74 110c0-3-3-3-4-3-4 0-4 1-5 6-4 11-13 23-24 23-5 0-6-4-6-9 0-3 1-6 2-9 3-5 4-9 5-12s10-22 12-29c2-5 4-7 4-11 0-10-11-18-24-18-22 0-34 26-34 32 0 3 4 3 5 3 3 0 3-1 5-4 4-15 14-24 24-24 3 0 6 3 6 7 0 2 0 4-2 9-1 3-10 26-14 32-1 4-1 5-5 12 0 3-1 6-1 10 0 11 10 18 23 18 21 0 33-28 33-33z"><text:p/></draw:path><draw:path draw:style-name="gr67" draw:text-style-name="P31" svg:width="0.1102in" svg:height="0.0382in" svg:x="0.5417in" svg:y="0.198in" svg:viewBox="0 0 281 98" svg:d="M266 17c6 0 15 0 15-9 0-8-9-8-15-8-84 0-168 0-252 0-6 0-14 0-14 8 0 9 8 9 14 9 84 0 168 0 252 0zM266 98c6 0 15 0 15-8s-9-8-15-8c-84 0-168 0-252 0-6 0-14 0-14 8s8 8 14 8c84 0 168 0 252 0z"><text:p/></draw:path><draw:path draw:style-name="gr68" draw:text-style-name="P31" svg:width="0.0705in" svg:height="0.052in" svg:x="0.7917in" svg:y="0.0004in" svg:viewBox="0 0 180 133" svg:d="M22 112c-2 3-3 10-3 12 0 7 5 9 10 9 6 0 11-3 12-6s3-12 5-19c2-5 4-19 7-26 1-6 3-14 5-20 3-12 3-14 12-26 8-12 22-28 44-28 17 0 18 16 18 21 0 18-13 50-18 63-4 9-5 11-5 16 0 16 13 25 29 25 29 0 42-41 42-45s-4-4-5-4c-3 0-3 2-5 5-7 24-20 36-31 36-7 0-8-4-8-10 0-7 2-11 7-24 4-9 16-41 16-57 0-29-23-34-39-34-24 0-41 16-49 28-2-21-20-28-32-28s-20 10-23 16c-7 12-11 28-11 30 0 3 4 3 5 3 5 0 5-1 7-8 4-18 10-33 22-33 7 0 9 8 9 15 0 6-3 17-5 25-2 7-4 19-7 26-3 12-6 26-9 38z"><text:p/></draw:path><draw:path draw:style-name="gr69" draw:text-style-name="P31" svg:width="0.2209in" svg:height="0.2319in" svg:x="0.7165in" svg:y="0.1016in" svg:viewBox="0 0 562 590" svg:d="M510 590c17-46 35-91 52-135-4 0-8 0-11 0-17 44-61 72-109 85-10 3-51 14-132 14-84 0-170 0-254 0 71-85 143-169 214-253 4-3 5-4 5-6 0-1 0-2-4-7-66-89-131-179-197-268 77 0 155 0 232 0 56 0 95 6 98 6 23 4 60 11 93 33 11 6 39 25 54 60 3 0 7 0 11 0-17-40-35-79-52-119-166 0-332 0-498 0-10 0-10 0-11 2s-1 10-1 15c74 102 149 203 223 305-73 85-145 170-218 256-4 4-4 7-4 8 0 4 4 4 11 4 166 0 332 0 498 0z"><text:p/></draw:path><draw:path draw:style-name="gr70" draw:text-style-name="P31" svg:width="0.0508in" svg:height="0.1004in" svg:x="0.7122in" svg:y="0.3776in" svg:viewBox="0 0 130 256" svg:d="M130 11c0-5-4-11-12-11-9 0-16 8-16 16 0 4 2 12 11 12 8 0 17-9 17-17zM67 210c-5 21-20 37-38 37-4 0-7-1-11-2 8-4 11-10 11-14 0-8-6-11-12-11-9 0-17 7-17 17 0 12 12 19 30 19 17 0 52-11 61-47 9-35 18-71 27-106 1-3 1-6 1-11 0-15-15-27-31-27-34 0-52 41-52 45s4 4 5 4c3 0 3-1 6-5 7-18 23-36 39-36 8 0 10 5 10 15 0 3 0 7 0 9-10 37-19 76-29 113z"><text:p/></draw:path><draw:path draw:style-name="gr71" draw:text-style-name="P31" svg:width="0.085in" svg:height="0.0307in" svg:x="0.7823in" svg:y="0.4098in" svg:viewBox="0 0 217 79" svg:d="M206 14c4 0 11 0 11-7s-7-7-11-7c-64 0-130 0-195 0-4 0-11 0-11 7s7 7 11 7c65 0 131 0 195 0zM206 79c4 0 11 0 11-7s-7-7-11-7c-64 0-130 0-195 0-4 0-11 0-11 7s7 7 11 7c65 0 131 0 195 0z"><text:p/></draw:path><draw:path draw:style-name="gr72" draw:text-style-name="P31" svg:width="0.0421in" svg:height="0.0772in" svg:x="0.8886in" svg:y="0.3772in" svg:viewBox="0 0 108 197" svg:d="M67 8c0-7-1-8-9-8-18 19-46 19-58 19 0 4 0 7 0 11 7 0 26 0 43-8 0 50 0 100 0 151 0 10 0 13-30 13-3 0-7 0-11 0 0 4 0 7 0 11 5-1 42-1 53-1 9 0 46 0 53 1 0-4 0-7 0-11-4 0-8 0-12 0-29 0-29-3-29-13 0-55 0-109 0-165z"><text:p/></draw:path><draw:path draw:style-name="gr73" draw:text-style-name="P31" svg:width="0.078in" svg:height="0.0728in" svg:x="0.9835in" svg:y="0.1858in" svg:viewBox="0 0 199 186" svg:d="M72 5c-1-1 0-5-5-5-9 0-41 4-51 5-4 0-9 0-9 8 0 5 4 5 11 5 20 0 20 2 20 7 0 3-4 23-7 34-8 35-18 68-26 103-1 7-4 13-5 19 0 5 5 5 7 5 3 0 4 0 6 0 29-5 76-20 119-61 55-52 67-109 67-113 0-7-5-12-12-12-3 0-13 2-17 14-27 96-91 143-139 159 13-57 28-112 41-168z"><text:p/></draw:path><draw:path draw:style-name="gr74" draw:text-style-name="P31" svg:width="0.0346in" svg:height="0.078in" svg:x="1.0622in" svg:y="0.2071in" svg:viewBox="0 0 89 199" svg:d="M82 11c0-4-4-11-12-11-9 0-17 8-17 17 0 5 3 11 12 11 8 0 17-9 17-17zM22 161c-2 5-4 7-4 13 0 13 12 25 29 25 29 0 42-41 42-45s-4-4-5-4c-4 0-4 1-5 5-7 24-20 36-31 36-6 0-8-5-8-11 0-7 2-12 4-19 4-7 8-16 10-23s13-35 14-38c2-3 3-6 3-9 0-14-12-25-29-25-29 0-42 40-42 44 0 5 4 5 5 5 3 0 5-2 5-5 8-26 21-36 32-36 5 0 7 3 7 10s-2 12-9 30c-6 16-12 31-18 47z"><text:p/></draw:path><draw:path draw:style-name="gr75" draw:text-style-name="P31" svg:width="0.0508in" svg:height="0.1004in" svg:x="1.1039in" svg:y="0.2071in" svg:viewBox="0 0 130 256" svg:d="M130 11c0-5-5-11-12-11-9 0-17 8-17 17 0 5 3 11 12 11 7 0 17-8 17-17zM66 210c-5 21-20 37-37 37-4 0-7 0-11-1 7-3 10-11 10-15 0-8-5-11-11-11-10 0-17 8-17 18 0 11 11 18 29 18s51-11 61-47c8-35 18-71 26-106 2-2 2-5 2-9 0-17-14-28-32-28-32 0-51 41-51 44 0 5 3 4 5 5 3 0 3-1 6-6 7-17 22-35 39-35 9 0 11 5 11 15 0 2-1 7-1 8-10 37-19 76-29 113z"><text:p/></draw:path><draw:path draw:style-name="gr76" draw:text-style-name="P31" svg:width="0.1177in" svg:height="0.1201in" svg:x="1.1819in" svg:y="0.1421in" svg:viewBox="0 0 300 306" svg:d="M300 4c0-2-1-4-5-4-1 0-2 0-6 5-9 11-20 21-30 32-3-6-23-37-69-37-95 0-190 94-190 191 0 70 50 115 114 115 37 0 70-17 91-36 40-35 47-73 47-74 0-4-4-3-5-4-2 0-5 0-6 4-3 12-13 42-42 67-30 23-56 30-78 30-38 0-83-22-83-88 0-24 10-92 52-141 25-30 65-51 102-51 43 0 68 33 68 82 0 17-1 15-1 20 0 4 5 5 6 5 6 0 6-1 9-8 8-36 18-72 26-108z"><text:p/></draw:path><draw:path draw:style-name="gr77" draw:text-style-name="P31" svg:width="0.0508in" svg:height="0.1004in" svg:x="1.2925in" svg:y="0.2071in" svg:viewBox="0 0 130 256" svg:d="M130 11c0-5-4-11-12-11-9 0-17 8-17 17 0 5 3 11 12 11 8 0 17-8 17-17zM67 210c-6 21-21 37-38 37-4 0-7 0-11-1 7-3 10-11 10-15 0-8-5-11-11-11-10 0-17 8-17 18 0 11 11 18 29 18s53-11 61-47c8-35 18-71 26-106 2-2 3-5 3-9 0-17-15-28-33-28-32 0-51 41-51 44 0 5 3 4 5 5 3 0 4-1 6-6 8-17 22-35 40-35 8 0 10 5 10 15 0 2-1 7-1 8-10 37-18 76-28 113z"><text:p/></draw:path></draw:g></draw:g></text:p>
      <text:p text:style-name="P24">And as such, it is much easier to solve this equations on log-space. Therefore, since the mass conservation takes place in linear space <text:s/>and the equilibrium equations take place in log space, these equations are nonlinear and can only be solved through nonlinear iteration, which is what I implemented in this model.</text:p>
      <text:h text:style-name="P14" text:outline-level="3">Kinetic Solution</text:h>
      <text:p text:style-name="P26"><text:tab/><text:span text:style-name="T30">The kinetic solution is much more computationally expensive, though has simpler mathematics. <text:s/>Kinetic chemical reactions depend on concentrations of each species and independent of time, meaning that this is an autonomous ODE system:</text:span></text:p>
      <text:p text:style-name="P22"><draw:g text:anchor-type="as-char" svg:y="-0.2752in" draw:z-index="7" draw:style-name="gr1"><svg:title>TexMaths</svg:title><svg:desc>12§display§\frac{\partial \vec{C}}{\partial t} = f(\vec{C})§svg§96§FALSE§</svg:desc><draw:g draw:style-name="gr2"><draw:path draw:style-name="gr47" draw:text-style-name="P30" svg:width="0.7937in" svg:height="0.3728in" svg:x="0.0087in" svg:y="0.0091in" svg:viewBox="0 0 2017 948" svg:d="M1009 948c-337 0-673 0-1009 0 0-316 0-632 0-948 672 0 1345 0 2017 0 0 316 0 632 0 948-336 0-672 0-1008 0z"><text:p/></draw:path><draw:path draw:style-name="gr48" draw:text-style-name="P31" svg:width="0.087in" svg:height="0.122in" svg:x="0.0071in" svg:y="0.0421in" svg:viewBox="0 0 222 311" svg:d="M179 160c-5-27-22-51-54-51-27 0-54 8-87 40-34 35-38 74-38 88 0 26 19 74 78 74 100 0 144-142 144-202 0-67-40-109-91-109-61 0-81 55-81 67 0 6 4 15 16 15 14 0 23-12 23-23 0-15-13-15-19-15 18-31 48-33 60-33 31 0 61 21 61 77 0 15-3 37-12 72zM79 300c-47 0-47-44-47-48 0-12 11-71 28-96 18-24 38-37 65-37 45 0 47 47 47 55 0 31-28 126-93 126z"><text:p/></draw:path><draw:path draw:style-name="gr49" draw:text-style-name="P31" svg:width="0.0728in" svg:height="0.0327in" svg:x="0.1531in" svg:y="0.0004in" svg:viewBox="0 0 186 84" svg:d="M149 50c-6 6-19 17-19 26 0 3 3 8 8 8 4 0 6-4 8-6 5-6 15-18 33-28 3-1 7-3 7-8s-2-6-6-8c-8-6-13-15-17-24-1-4-2-10-8-10s-9 6-9 10c0 1 4 15 10 24-47 0-95 0-142 0-7 0-14 0-14 8s7 8 14 8c45 0 90 0 135 0z"><text:p/></draw:path><draw:path draw:style-name="gr50" draw:text-style-name="P31" svg:width="0.1173in" svg:height="0.1201in" svg:x="0.1063in" svg:y="0.0437in" svg:viewBox="0 0 299 306" svg:d="M299 5c0-1-1-5-5-5-1 0-1 0-6 5-9 11-20 21-30 32-3-6-23-37-70-37-93 0-188 94-188 191 0 70 49 115 114 115 36 0 68-16 91-36 39-35 46-73 46-74 0-4-4-4-5-4-2 0-5 1-5 4-4 13-14 43-43 67s-55 31-77 31c-38 0-83-23-83-89 0-24 9-91 51-140 26-30 66-52 103-52 43 0 67 33 67 82 0 17-1 17-1 22 0 3 5 3 7 3 5 0 5-1 8-8 8-36 18-71 26-107z"><text:p/></draw:path><draw:path draw:style-name="gr51" draw:text-style-name="P31" svg:width="0.2276in" svg:height="0.0063in" svg:x="0.0004in" svg:y="0.228in" svg:viewBox="0 0 579 17" svg:d="M289 17c-96 0-193 0-289 0 0-6 0-11 0-17 193 0 385 0 579 0 0 6 0 11 0 17-98 0-194 0-290 0z"><text:p/></draw:path><draw:path draw:style-name="gr52" draw:text-style-name="P31" svg:width="0.087in" svg:height="0.122in" svg:x="0.0425in" svg:y="0.2681in" svg:viewBox="0 0 222 311" svg:d="M178 159c-4-27-21-50-54-50-26 0-53 6-86 40-36 35-38 73-38 86 0 27 18 76 78 76 100 0 144-142 144-202 0-67-40-109-91-109-61 0-81 54-81 66 0 6 4 14 16 14 14 0 23-12 23-21 0-15-13-15-19-15 18-31 48-34 60-34 31 0 60 22 60 76 0 17-3 39-11 73zM79 299c-47 0-47-43-47-48 0-11 11-70 28-95 17-24 37-38 64-38 45 0 46 48 46 56 0 30-26 125-91 125z"><text:p/></draw:path><draw:path draw:style-name="gr53" draw:text-style-name="P31" svg:width="0.0508in" svg:height="0.1055in" svg:x="0.137in" svg:y="0.2831in" svg:viewBox="0 0 130 269" svg:d="M77 96c13 0 26 0 39 0 9 0 14 0 14-8 0-5-5-5-12-5-12 0-26 0-38 0 16-60 17-69 17-71 0-7-5-12-12-12-1 0-13 1-17 16-6 22-10 44-16 67-14 0-27 0-40 0-8 0-12 0-12 7 0 6 4 6 12 6 12 0 25 0 37 0-31 119-32 126-32 135 0 22 15 38 38 38 43 0 67-61 67-65 0-5-3-5-4-5-4 0-5 2-6 6-18 45-41 54-56 54-8 0-13-4-13-19 0-9 1-13 3-20 10-42 20-83 31-124z"><text:p/></draw:path><draw:path draw:style-name="gr54" draw:text-style-name="P31" svg:width="0.1098in" svg:height="0.039in" svg:x="0.3039in" svg:y="0.2118in" svg:viewBox="0 0 280 100" svg:d="M265 17c8 0 15 0 15-9 0-8-7-8-13-8-85 0-170 0-254 0-6 0-13 0-13 8 0 9 7 9 14 9 84 0 167 0 251 0zM267 100c6 0 13-1 13-10 0-10-7-8-15-8-84 0-167 0-251 0-7 0-14-2-14 8 0 9 7 10 13 10 84 0 169 0 254 0z"><text:p/></draw:path><draw:path draw:style-name="gr55" draw:text-style-name="P31" svg:width="0.0827in" svg:height="0.1504in" svg:x="0.4776in" svg:y="0.1567in" svg:viewBox="0 0 211 383" svg:d="M133 129c12 0 24 0 36 0 9 0 12 0 12-9 0-5-3-5-11-5-12 0-22 0-34 0 2-15 6-32 8-48 2-9 7-38 11-44 3-7 11-15 19-15 2 0 13 0 20 9-18 1-22 15-22 23 0 9 8 14 15 14 11 0 24-10 24-25 0-19-19-29-37-29-14 0-41 7-54 49-2 9-4 13-13 66-10 0-19 0-29 0-8 0-13 0-13 9 0 5 3 5 12 5s18 0 27 0c-10 55-20 110-31 165-8 42-14 80-37 80-1 0-12 0-20-8 20-1 24-16 24-22 0-10-9-15-16-15-11 0-24 10-24 25 0 20 19 29 36 29 24 0 41-25 48-41 13-26 23-77 24-80 8-45 17-89 25-133z"><text:p/></draw:path><draw:path draw:style-name="gr56" draw:text-style-name="P31" svg:width="0.0382in" svg:height="0.1657in" svg:x="0.5846in" svg:y="0.1488in" svg:viewBox="0 0 98 422" svg:d="M98 417c0-1 0-1-7-9-53-52-66-133-66-198 0-73 16-146 67-199 6-5 6-6 6-7 0-3-2-4-4-4-4 0-42 29-68 82-20 47-26 93-26 128 0 34 5 84 28 132 26 52 62 80 66 80 2 0 4-2 4-5z"><text:p/></draw:path><draw:path draw:style-name="gr57" draw:text-style-name="P31" svg:width="0.0728in" svg:height="0.0323in" svg:x="0.6882in" svg:y="0.113in" svg:viewBox="0 0 186 83" svg:d="M149 50c-6 5-19 17-19 24 0 5 3 9 8 9 4 0 6-3 7-5 6-7 16-18 34-28 3-2 7-3 7-8s-2-7-6-10c-8-6-13-13-17-24-1-3-2-8-8-8s-9 5-9 8 4 16 10 24c-47 0-95 0-142 0-7 0-14 0-14 10 0 8 7 8 14 8 45 0 90 0 135 0z"><text:p/></draw:path><draw:path draw:style-name="gr58" draw:text-style-name="P31" svg:width="0.1173in" svg:height="0.1201in" svg:x="0.6413in" svg:y="0.1567in" svg:viewBox="0 0 299 306" svg:d="M299 4c0-2-1-4-5-4-1 0-1 0-6 5-9 11-20 21-30 32-3-6-23-37-70-37-93 0-188 92-188 191 0 70 49 115 114 115 36 0 68-16 91-36 39-35 46-73 46-74 0-5-4-5-5-5-2 0-5 1-5 5-4 12-14 42-43 66s-55 31-78 31c-37 0-82-22-82-88 0-24 9-92 51-141 26-30 66-51 103-51 43 0 67 33 67 81 0 17-1 17-1 21s5 5 7 5c5 0 5-1 8-8 8-36 18-72 26-108z"><text:p/></draw:path><draw:path draw:style-name="gr59" draw:text-style-name="P31" svg:width="0.0382in" svg:height="0.1657in" svg:x="0.7728in" svg:y="0.1488in" svg:viewBox="0 0 98 422" svg:d="M98 210c0-32-4-83-27-131-25-51-63-79-66-79s-5 1-5 4c0 1 0 2 8 9 41 42 65 110 65 197 0 72-15 147-67 201-6 5-6 5-6 6 0 3 2 5 5 5s42-29 67-82c22-47 26-94 26-130z"><text:p/></draw:path></draw:g></draw:g></text:p>
      <text:p text:style-name="P26"><text:span text:style-name="T30"><text:s/>There are numerous equations to represent the kinetic rate laws, and I choose one based on a Transition-State-Theory type rate law with the form:</text:span></text:p>
      <text:p text:style-name="P22"><draw:g text:anchor-type="as-char" svg:y="-0.2846in" draw:z-index="8" draw:style-name="gr1"><svg:title>TexMaths</svg:title><svg:desc>12§display§\frac{dC_i}{dt} = A_j k_j \left(1 - \frac{1}{K_{eq}} \prod_{k=1}^{n}C_k^\nu_{jk} \right)§svg§96§FALSE§</svg:desc><draw:g draw:style-name="gr2"><draw:path draw:style-name="gr16" draw:text-style-name="P30" svg:width="2.3425in" svg:height="0.4795in" svg:x="0.0087in" svg:y="0.0083in" svg:viewBox="0 0 5951 1219" svg:d="M0 0c1984 0 3967 0 5951 0 0 407 0 812 0 1219-1984 0-3967 0-5951 0 0-407 0-812 0-1219z"><text:p/></draw:path><draw:path draw:style-name="gr17" draw:text-style-name="P31" svg:width="0.0783in" svg:height="0.1169in" svg:x="0.0067in" svg:y="0.0626in" svg:viewBox="0 0 200 298" svg:d="M200 5c-1-1 0-5-4-5-8 0-47 4-54 5-4 0-6 2-6 8 0 5 3 5 10 5 20 0 21 2 21 7 0 3-1 6-1 9-9 33-17 66-26 99-7-15-19-26-38-26-49 0-102 61-102 123 0 40 23 68 56 68 9 0 29-3 54-33 4 18 20 33 39 33 15 0 25-10 31-24 7-15 8-28 13-41 0-5-3-5-5-5-4 0-4 2-6 8-7 27-14 52-32 52-11 0-12-11-12-19 0-11 0-13 2-21 21-81 40-162 60-243zM113 242c-3 8-3 9-9 16-18 23-36 30-48 30-20 0-26-23-26-40 0-20 13-73 23-92 13-25 32-41 49-41 28 0 34 35 34 37 0 3-2 6-2 8-7 27-14 55-21 82z"><text:p/></draw:path><draw:path draw:style-name="gr18" draw:text-style-name="P31" svg:width="0.1177in" svg:height="0.1205in" svg:x="0.0945in" svg:y="0.061in" svg:viewBox="0 0 300 307" svg:d="M300 5c0-1-1-5-5-5-1 0-1 1-6 6-9 11-20 22-30 32-3-6-23-38-69-38-94 0-190 94-190 191 0 69 50 116 115 116 36 0 69-17 91-37 39-34 46-72 46-73 0-5-4-5-5-5-2 0-5 1-6 5-3 12-13 42-42 66s-55 31-78 31c-37 0-83-22-83-88 0-24 10-92 52-141 25-30 65-52 103-52 43 0 67 33 67 82 0 17-1 17-1 21s5 4 6 4c6 0 6 0 9-8 8-36 18-71 26-107z"><text:p/></draw:path><draw:path draw:style-name="gr19" draw:text-style-name="P31" svg:width="0.0346in" svg:height="0.0776in" svg:x="0.2106in" svg:y="0.126in" svg:viewBox="0 0 89 198" svg:d="M82 11c0-5-4-11-12-11-9 0-17 7-17 16 0 4 3 10 12 10 8 0 17-7 17-15zM22 161c-2 3-4 7-4 12 0 14 12 25 29 25 29 0 42-41 42-46 0-3-4-3-5-3-4 0-5 2-6 5-6 24-19 36-31 36-5 0-7-4-7-10 0-7 2-13 4-19 4-9 6-16 10-24 2-7 13-34 14-37 2-3 3-6 3-10 0-13-12-25-29-25-29 0-42 41-42 45s4 4 5 4c3 0 3-1 5-5 8-25 20-36 32-36 4 0 7 3 7 11 0 6-2 11-9 29-6 15-12 32-18 48z"><text:p/></draw:path><draw:path draw:style-name="gr20" draw:text-style-name="P31" svg:width="0.2598in" svg:height="0.0063in" svg:x="0in" svg:y="0.2457in" svg:viewBox="0 0 661 17" svg:d="M0 0c221 0 441 0 661 0 0 6 0 11 0 17-220 0-440 0-661 0 0-6 0-11 0-17z"><text:p/></draw:path><draw:path draw:style-name="gr21" draw:text-style-name="P31" svg:width="0.0783in" svg:height="0.1161in" svg:x="0.0638in" svg:y="0.2886in" svg:viewBox="0 0 200 296" svg:d="M200 4c-2-2 0-4-6-4s-45 4-52 4c-4 1-6 3-6 8s3 5 9 5c21 0 22 3 22 7 0 2-1 6-1 8-9 34-17 68-26 101-8-15-20-27-39-27-49 0-101 62-101 123 0 40 23 67 55 67 9 0 30-1 55-31 4 18 18 31 39 31 14 0 24-9 31-22 7-16 13-41 13-42 0-4-5-4-6-4-3 0-3 1-6 7-7 28-14 52-31 52-12 0-13-11-13-19 0-10 1-14 2-21 21-81 41-162 61-243zM113 242c-3 8-3 9-9 16-19 23-36 29-48 29-20 0-26-23-26-40 0-20 13-72 23-91 13-25 32-41 49-41 28 0 32 35 32 37 0 3 0 5-1 8-7 27-13 55-20 82z"><text:p/></draw:path><draw:path draw:style-name="gr22" draw:text-style-name="P31" svg:width="0.05in" svg:height="0.1051in" svg:x="0.1472in" svg:y="0.3in" svg:viewBox="0 0 128 268" svg:d="M77 95c13 0 26 0 39 0 9 0 12 0 12-9 0-4-3-4-10-4-12 0-26 0-38 0 15-60 17-69 17-71 0-7-5-11-12-11-1 0-13 0-17 14-6 23-10 45-16 68-14 0-27 0-40 0-8 0-12 0-12 8 0 5 2 5 11 5 12 0 25 0 37 0-30 120-31 127-31 134 0 23 15 39 38 39 43 0 67-62 67-65 0-4-3-4-4-4-5 0-5 1-8 6-18 43-39 53-54 53-9 0-13-5-13-19 0-10 0-13 3-21 10-40 20-82 31-123z"><text:p/></draw:path><draw:path draw:style-name="gr23" draw:text-style-name="P31" svg:width="0.1102in" svg:height="0.0382in" svg:x="0.3354in" svg:y="0.2295in" svg:viewBox="0 0 281 98" svg:d="M266 17c6 0 15 0 15-9 0-8-9-8-13-8-84 0-170 0-254 0-6 0-14 0-14 8 0 9 8 9 14 9 84 0 168 0 252 0zM268 98c4 0 13 0 13-8s-9-8-15-8c-84 0-168 0-252 0-6 0-14 0-14 8s8 8 14 8c84 0 170 0 254 0z"><text:p/></draw:path><draw:path draw:style-name="gr24" draw:text-style-name="P31" svg:width="0.1134in" svg:height="0.1181in" svg:x="0.5075in" svg:y="0.1717in" svg:viewBox="0 0 289 301" svg:d="M61 253c-18 29-33 35-53 36-4 0-8 0-8 9 0 2 2 3 6 3 11 0 24-1 36-1 13 0 29 1 42 1 2 0 8 0 8-7 0-5-4-5-7-5-9-1-20-5-20-15 0-5 3-10 6-16 11-18 21-36 32-54 35 0 71 0 106 0 1 10 7 66 7 71 0 13-22 14-30 14-6 0-11 0-11 9 0 3 5 3 6 3 17 0 36-1 53-1 11 0 37 1 48 1 2 0 7 0 7-8 0-4-5-4-9-4-27 0-27-3-28-15-8-88-17-177-25-264-1-9-1-10-9-10-7 0-8 4-10 7-50 82-98 165-147 246zM112 191c27-46 55-93 82-138 5 45 9 92 14 138-33 0-64 0-96 0z"><text:p/></draw:path><draw:path draw:style-name="gr25" draw:text-style-name="P31" svg:width="0.0508in" svg:height="0.1004in" svg:x="0.626in" svg:y="0.2378in" svg:viewBox="0 0 130 256" svg:d="M130 12c0-6-4-12-12-12-9 0-16 8-16 17 0 5 4 11 11 11 8 0 17-8 17-16zM67 210c-5 20-20 37-38 37-4 0-7 0-11-1 8-4 11-11 11-16 0-7-6-10-12-10-9 0-17 8-17 18s12 18 30 18c17 0 52-11 61-47 9-35 18-71 27-106 1-2 1-5 1-9 0-17-13-28-31-28-34 0-52 41-52 44 0 5 4 5 5 5 3 0 3-1 6-6 7-17 23-35 39-35 8 0 10 5 10 15 0 2 0 7 0 8-10 37-19 76-29 113z"><text:p/></draw:path><draw:path draw:style-name="gr26" draw:text-style-name="P31" svg:width="0.0748in" svg:height="0.1161in" svg:x="0.7055in" svg:y="0.1756in" svg:viewBox="0 0 191 296" svg:d="M97 5c0-1 0-5-5-5-10 0-40 4-51 4-4 1-9 1-9 8 0 6 4 6 10 6 20 0 22 2 22 7 0 3-2 6-2 9-20 80-40 162-61 242-1 6-1 6-1 8 0 11 8 12 12 12 5 0 12-3 14-8 2-4 21-82 23-92 15 1 49 8 49 36 0 2 0 4-1 8-1 5-1 11-1 16 0 24 17 40 38 40 14 0 24-6 34-21 11-19 14-42 14-43 0-4-3-4-4-4-4 0-5 1-6 7-9 31-18 53-36 53-9 0-15-5-15-20 0-8 3-17 4-24 2-8 2-9 2-12 0-28-26-40-62-45 13-8 26-21 36-31 20-23 39-41 60-41 2 0 2 0 3 0 6 1 6 1 10 4 0 1 0 1 1 2-20 1-24 17-24 23s5 14 16 14c12 0 24-9 24-26 0-12-10-26-29-26-12 0-31 3-61 37-15 17-31 33-47 39 14-58 29-118 43-177z"><text:p/></draw:path><draw:path draw:style-name="gr27" draw:text-style-name="P31" svg:width="0.0508in" svg:height="0.1004in" svg:x="0.7827in" svg:y="0.2378in" svg:viewBox="0 0 130 256" svg:d="M130 12c0-6-4-12-12-12-9 0-16 8-16 17 0 5 2 11 11 11 8 0 17-8 17-16zM67 210c-5 20-20 37-38 37-4 0-7 0-11-1 8-4 11-11 11-16 0-7-6-10-12-10-9 0-17 8-17 18s12 18 30 18c17 0 52-11 61-47 9-35 18-71 27-106 1-2 1-5 1-9 0-17-15-28-31-28-34 0-52 41-52 44 0 5 4 5 5 5 3 0 3-1 6-6 7-17 23-35 39-35 8 0 10 5 10 15 0 2 0 7 0 8-10 37-19 76-29 113z"><text:p/></draw:path><draw:path draw:style-name="gr28" draw:text-style-name="P31" svg:width="0.0862in" svg:height="0.4965in" svg:x="0.9197in" svg:y="0in" svg:viewBox="0 0 220 1262" svg:d="M220 1257c0-1 0-1-3-5-41-48-74-102-99-160-56-130-77-280-77-460s20-337 83-475c24-54 56-103 93-149 1-1 3-2 3-3 0-5-4-5-10-5s-7 0-8 1c-20 24-27 25-59 72-73 103-111 227-130 353-9 68-13 137-13 205 0 157 19 318 86 462 30 63 71 121 113 165 4 4 4 4 11 4 6 0 10 0 10-5z"><text:p/></draw:path><draw:path draw:style-name="gr29" draw:text-style-name="P31" svg:width="0.0543in" svg:height="0.1098in" svg:x="1.0264in" svg:y="0.1799in" svg:viewBox="0 0 139 280" svg:d="M86 11c0-11 0-11-9-11-27 26-64 26-77 26 0 5 0 9 0 14 8 0 34 0 55-11 0 73 0 145 0 218 0 15-1 21-38 21-5 0-10 0-15 0 0 3 0 7 0 12 16-2 52-2 69-2s54 0 68 2c0-5 0-9 0-12-5 0-8 0-13 0-38 0-40-5-40-21 0-79 0-157 0-236z"><text:p/></draw:path><draw:path draw:style-name="gr30" draw:text-style-name="P31" svg:width="0.1012in" svg:height="0.0063in" svg:x="1.1453in" svg:y="0.2457in" svg:viewBox="0 0 258 17" svg:d="M242 17c8 0 16 0 16-9 0-8-8-8-16-8-75 0-152 0-228 0-7 0-14 0-14 8 0 9 7 9 14 9 76 0 153 0 228 0z"><text:p/></draw:path><draw:path draw:style-name="gr31" draw:text-style-name="P31" svg:width="0.0543in" svg:height="0.1102in" svg:x="1.4291in" svg:y="0.0673in" svg:viewBox="0 0 139 281" svg:d="M86 11c0-10 0-11-9-11-27 28-64 28-77 28 0 3 0 8 0 12 8 0 34 0 55-11 0 73 0 145 0 218 0 16-1 21-39 21-5 0-9 0-14 0 0 3 0 8 0 13 16-1 52-1 69-1s54 0 68 1c0-5 0-10 0-13-5 0-8 0-13 0-38 0-40-5-40-21 0-79 0-157 0-236z"><text:p/></draw:path><draw:path draw:style-name="gr32" draw:text-style-name="P31" svg:width="0.2772in" svg:height="0.0063in" svg:x="1.3169in" svg:y="0.2457in" svg:viewBox="0 0 705 17" svg:d="M0 0c235 0 469 0 705 0 0 6 0 11 0 17-236 0-470 0-705 0 0-6 0-11 0-17z"><text:p/></draw:path><draw:path draw:style-name="gr33" draw:text-style-name="P31" svg:width="0.1409in" svg:height="0.113in" svg:x="1.3236in" svg:y="0.2898in" svg:viewBox="0 0 359 288" svg:d="M198 118c0-2-2-4-2-5s8-7 13-11c24-19 49-37 73-56 40-29 56-32 68-33 4 0 9 0 9-8 0-1-1-5-5-5-10 0-20 2-30 2-16 0-32-2-47-2-3 0-8 0-8 10 0 2 2 3 5 3 9 1 13 4 13 10 0 7-12 17-15 19-55 42-109 84-164 126 11-44 23-90 34-134 3-16 4-21 34-21 11 0 15 0 15-8 0-4-4-5-6-5-12 0-42 2-54 2s-42-2-54-2c-4 0-9 0-9 8 0 5 4 5 12 5 6 0 14 1 18 1 8 2 10 3 10 8 0 1 0 2-2 7-20 75-38 151-57 227-3 16-5 19-38 19-7 0-11 0-11 8 0 5 5 5 6 5 12 0 42-1 53-1 9 0 19 1 27 1 10 0 18 0 28 0 2 0 8 0 8-8 0-5-3-5-12-5-15 0-27 0-27-7 0-3 2-12 3-18 6-23 12-45 17-66 22-17 42-33 64-50 17 38 32 76 49 113 5 12 5 12 5 16 0 12-18 12-23 12-4 0-8 0-8 8 0 5 4 5 6 5 16 0 33-1 51-1 9 0 31 1 41 1 2 0 7 0 7-8 0-5-5-5-8-5-17 0-23-4-29-18-20-47-40-93-60-139z"><text:p/></draw:path><draw:path draw:style-name="gr34" draw:text-style-name="P31" svg:width="0.0492in" svg:height="0.0516in" svg:x="1.4657in" svg:y="0.3772in" svg:viewBox="0 0 126 132" svg:d="M47 62c8 0 31-1 47-6 22-8 26-21 26-31 0-15-17-25-36-25-36 0-84 26-84 77 0 30 19 55 53 55 50 0 73-29 73-32s-2-6-5-6c-1 0-2 1-5 3-22 28-57 28-62 28-18 0-30-12-30-36 0-5 0-11 4-27 6 0 13 0 19 0zM30 54c12-43 46-47 54-47 12 0 23 7 23 18 0 29-49 29-63 29-4 0-9 0-14 0z"><text:p/></draw:path><draw:path draw:style-name="gr35" draw:text-style-name="P31" svg:width="0.052in" svg:height="0.0732in" svg:x="1.5283in" svg:y="0.3772in" svg:viewBox="0 0 133 187" svg:d="M132 8c0-1 1-3 1-4 0-2-1-4-5-4-2 0-14 10-20 19-4-6-13-19-32-19-38 0-76 41-76 84 0 28 19 48 44 48 17 0 32-10 38-16 0 2-10 39-11 44-4 15-4 16-23 16-4 0-7 0-7 6 0 3 1 5 5 5 9 0 19-1 30-1 9 0 22 1 32 1 2 0 5-1 5-7 0-4-4-4-7-4-6 0-15 0-15-3 0-1 0-1 1-7 14-53 27-105 40-158zM88 92c-2 5-2 6-5 11-12 13-27 22-37 22-11 0-22-9-22-29 0-16 8-48 16-60 13-24 28-29 36-29 21 0 26 23 26 27 0 1 0 3 0 4-5 18-10 36-14 54z"><text:p/></draw:path><draw:path draw:style-name="gr36" draw:text-style-name="P31" svg:width="0.0705in" svg:height="0.052in" svg:x="1.7272in" svg:y="0.0315in" svg:viewBox="0 0 180 133" svg:d="M23 112c-1 3-4 10-4 12 0 7 6 9 10 9 6 0 11-3 12-6s3-12 6-19c1-5 3-19 6-26 1-6 3-14 5-20 3-12 3-14 12-26 8-12 22-28 44-28 18 0 18 16 18 21 0 18-13 50-18 63-2 8-4 11-4 16 0 16 12 25 28 25 30 0 42-41 42-45s-4-4-5-4c-3 0-3 2-5 5-7 24-19 36-31 36-6 0-7-4-7-10 0-7 1-11 6-24 4-9 16-41 16-57 0-29-23-34-39-34-24 0-41 16-49 28-2-21-19-28-32-28-12 0-20 10-23 16-6 12-11 28-11 30 0 3 4 2 5 3 5 0 5-1 7-8 4-18 10-33 22-33 7 0 9 6 9 15 0 6-2 15-5 24-2 7-4 20-7 27-2 12-6 26-8 38z"><text:p/></draw:path><draw:path draw:style-name="gr37" draw:text-style-name="P31" svg:width="0.1929in" svg:height="0.2315in" svg:x="1.6661in" svg:y="0.1327in" svg:viewBox="0 0 491 589" svg:d="M491 589c0-7 0-14 0-22-56 0-70-20-70-46 0-152 0-303 0-453 0-26 15-45 70-45 0-7 0-16 0-23-163 0-328 0-491 0 0 7 0 16 0 23 55 0 68 19 68 45 0 150 0 301 0 453 0 27-13 46-68 46 0 8 0 15 0 22 67 0 136 0 203 0 0-7 0-14 0-22-57 0-70-20-70-46 0-167 0-333 0-498 75 0 150 0 225 0 0 165 0 331 0 498 0 27-15 46-70 46 0 8 0 15 0 22 67 0 136 0 203 0z"><text:p/></draw:path><draw:path draw:style-name="gr38" draw:text-style-name="P31" svg:width="0.0567in" svg:height="0.0815in" svg:x="1.6508in" svg:y="0.4087in" svg:viewBox="0 0 145 208" svg:d="M71 10c0-2 1-4 1-5 0-3-1-5-5-5-6 0-30 2-38 4-3 0-6 0-6 6 0 4 3 4 7 4 14 0 14 2 14 4s0 5-1 7c-13 55-27 112-41 167-2 5-1 4-2 6 0 5 4 10 11 10s12-6 13-12c1-2 13-53 14-58 22 2 39 10 39 24 0 2 0 4-1 6-2 5-2 6-2 10 0 20 17 30 32 30 28 0 25-30 37-45 0-5-4-5-5-5-4 0-4 3-5 8-3 13-12 33-26 33-9 0-11-7-11-14 0-6 0-6 2-13 0-2 2-6 2-10 0-26-36-30-48-31 8-6 19-16 25-19 14-15 29-29 45-29 4 0 8 1 10 3-12 3-16 14-16 17 0 7 6 11 12 11 9 0 17-6 17-18 0-11-7-22-23-22s-31 12-46 27c-12 12-22 20-34 26 10-39 19-78 29-117z"><text:p/></draw:path><draw:path draw:style-name="gr39" draw:text-style-name="P31" svg:width="0.085in" svg:height="0.0307in" svg:x="1.7232in" svg:y="0.4445in" svg:viewBox="0 0 217 79" svg:d="M206 14c5 0 11 0 11-7s-6-7-11-7c-64 0-129 0-194 0-5 0-12 0-12 7s7 7 12 7c65 0 130 0 194 0zM206 79c5 0 11 0 11-7s-6-7-11-7c-64 0-129 0-194 0-5 0-12 0-12 7s7 7 12 7c65 0 130 0 194 0z"><text:p/></draw:path><draw:path draw:style-name="gr40" draw:text-style-name="P31" svg:width="0.0417in" svg:height="0.0768in" svg:x="1.8303in" svg:y="0.4122in" svg:viewBox="0 0 107 196" svg:d="M66 7c0-7 0-7-8-7-20 18-46 18-58 18 0 4 0 7 0 11 7 0 26 0 42-9 0 51 0 101 0 152 0 9 0 13-29 13-3 0-8 0-12 0 0 3 0 7 0 11 6 0 42-2 53-2 10 0 47 2 53 2 0-4 0-8 0-11-4 0-7 0-11 0-30 0-30-4-30-13 0-56 0-110 0-165z"><text:p/></draw:path><draw:path draw:style-name="gr41" draw:text-style-name="P31" svg:width="0.1177in" svg:height="0.1201in" svg:x="1.9197in" svg:y="0.1732in" svg:viewBox="0 0 300 306" svg:d="M300 4c0-2-1-4-5-4-1 0-2 0-7 5-10 11-19 21-29 32-3-6-23-37-69-37-95 0-190 94-190 191 0 69 50 115 114 115 37 0 70-17 91-36 40-35 47-73 47-74 0-4-4-3-5-4-2 0-5 0-6 4-3 12-13 42-42 67-30 23-56 30-78 30-38 0-83-22-83-88 0-24 9-92 52-141 25-30 65-51 102-51 43 0 68 33 68 82 0 17-1 15-1 20 0 4 5 5 6 5 6 0 6-1 7-8 10-36 18-72 28-108z"><text:p/></draw:path><draw:path draw:style-name="gr42" draw:text-style-name="P31" svg:width="0.0591in" svg:height="0.0508in" svg:x="2.0504in" svg:y="0.1705in" svg:viewBox="0 0 151 130" svg:d="M53 8c0-1 0-2 0-3s0-5-5-5c-6 0-17 1-19 1-6 1-11 1-17 3-5 0-8 0-8 6 0 4 4 4 8 4 14 0 14 2 14 4s-2 8-3 12c-5 20-10 40-15 60-7 29-8 35-8 36 0 4 4 4 5 4s3 0 5 0c26-4 63-18 96-46 39-36 30-49 45-74 0-5-3-10-9-10-11 0-14 8-16 17-12 42-52 86-101 102 10-37 18-73 28-111z"><text:p/></draw:path><draw:path draw:style-name="gr43" draw:text-style-name="P31" svg:width="0.0567in" svg:height="0.0815in" svg:x="2.0386in" svg:y="0.2504in" svg:viewBox="0 0 145 208" svg:d="M71 8c0-1 1-3 1-4 0-2-1-4-5-4-6 0-31 2-38 2-3 0-6 2-6 8 0 3 3 3 7 3 14 0 14 3 14 5s0 4-1 6c-14 55-27 112-42 167-1 6-1 6-1 7 0 5 4 10 10 10 8 0 12-6 14-14 0-1 13-52 14-56 21 1 38 8 38 24 0 1 0 2 0 6-2 4-2 6-2 8 0 22 17 32 32 32 28 0 25-30 37-46 0-4-4-4-5-4-4 0-4 2-6 8-4 12-11 33-25 33-9 0-11-7-11-15 0-5 0-6 2-14 0-1 2-6 2-9 0-25-36-30-48-31 8-5 19-15 24-20 15-14 30-27 46-27 4 0 8 0 10 3-13 3-16 12-16 17 0 6 5 11 12 11 9 0 17-7 17-19 0-10-7-21-23-21s-32 12-46 27c-14 11-23 20-35 25 9-40 20-78 30-118z"><text:p/></draw:path><draw:path draw:style-name="gr44" draw:text-style-name="P31" svg:width="0.0508in" svg:height="0.1004in" svg:x="2.1244in" svg:y="0.2378in" svg:viewBox="0 0 130 256" svg:d="M130 12c0-6-5-12-12-12-9 0-17 8-17 17 0 5 3 11 12 11 7 0 17-8 17-16zM66 210c-5 20-20 37-37 37-4 0-7 0-11-1 7-4 10-11 10-16 0-7-5-10-11-10-10 0-17 8-17 18s11 18 29 18 53-11 61-47c8-35 18-71 26-106 2-2 2-5 2-9 0-17-14-28-32-28-32 0-51 41-51 44 0 5 3 4 5 5 3 0 4-1 6-6 7-17 22-35 39-35 9 0 11 5 11 15 0 2-1 7-1 8-10 37-19 76-29 113z"><text:p/></draw:path><draw:path draw:style-name="gr45" draw:text-style-name="P31" svg:width="0.0567in" svg:height="0.0815in" svg:x="2.1949in" svg:y="0.2346in" svg:viewBox="0 0 145 208" svg:d="M70 8c0-1 1-3 1-4 0-2-1-4-5-4-6 0-30 2-37 2-3 0-7 2-7 8 0 3 4 3 8 3 13 0 13 3 13 5s0 4-1 6c-13 55-28 112-41 167-1 6-1 6-1 7 0 4 4 10 10 10 8 0 12-6 13-14 1-1 13-52 14-56 22 1 39 8 39 24 0 1 0 2-2 6-1 4-1 6-1 8 0 22 18 32 31 32 29 0 26-30 39-46 0-4-4-2-5-4-5 0-5 2-6 8-4 12-12 33-26 33-9 0-11-7-11-15 0-5 0-6 2-14 0-1 1-6 1-9 0-27-34-30-48-31 9-5 21-15 26-20 14-14 30-27 45-27 4 0 9 0 10 3-12 3-15 12-15 17 0 6 5 11 12 11 8 0 17-7 17-19 0-10-7-21-23-21s-32 12-48 26c-12 12-21 21-33 26 9-40 19-78 29-118z"><text:p/></draw:path><draw:path draw:style-name="gr46" draw:text-style-name="P31" svg:width="0.0862in" svg:height="0.4965in" svg:x="2.2736in" svg:y="0in" svg:viewBox="0 0 220 1262" svg:d="M220 632c0-158-21-319-88-463-30-63-70-121-112-165-3-4-3-4-10-4-6 0-10 0-10 5 0 1 1 3 2 5 41 48 75 102 100 160 55 130 77 280 77 461 0 179-21 336-83 474-25 54-56 103-95 149 0 1-1 2-1 3 0 5 4 5 10 5s7 0 7-1c1 0 26-25 60-72 73-103 110-227 129-353 10-68 14-137 14-204z"><text:p/></draw:path></draw:g></draw:g></text:p>
      <text:p text:style-name="P24">However, I use to solve for the rate of change of each of the total concentrations instead of species, as the concentration depends on the total concentrations: <draw:g text:anchor-type="as-char" svg:y="-0.1602in" draw:z-index="9" draw:style-name="gr1"><svg:title>TexMaths</svg:title><svg:desc>12§display§\vec{C} = \vec{C}(\vec{C}_{tot})§svg§96§FALSE§</svg:desc><draw:g draw:style-name="gr2"><draw:path draw:style-name="gr3" draw:text-style-name="P30" svg:width="0.8689in" svg:height="0.1835in" svg:x="0.0004in" svg:y="0.0083in" svg:viewBox="0 0 2208 467" svg:d="M0 0c736 0 1472 0 2208 0 0 156 0 312 0 467-736 0-1472 0-2208 0 0-155 0-311 0-467z"><text:p/></draw:path><draw:path draw:style-name="gr4" draw:text-style-name="P31" svg:width="0.0732in" svg:height="0.0323in" svg:x="0.0465in" svg:y="0in" svg:viewBox="0 0 187 83" svg:d="M150 50c-6 5-19 17-19 24 0 5 3 9 8 9 4 0 6-3 7-5 6-6 16-18 34-28 4-1 7-3 7-8s-2-7-6-8c-9-8-13-15-17-24-1-4-2-10-8-10s-8 6-8 8c0 3 2 16 9 26-47 0-95 0-141 0-8 0-16 0-16 8s8 8 16 8c44 0 90 0 134 0z"><text:p/></draw:path><draw:path draw:style-name="gr5" draw:text-style-name="P31" svg:width="0.1173in" svg:height="0.1193in" svg:x="0.0004in" svg:y="0.0433in" svg:viewBox="0 0 299 304" svg:d="M299 4c0-2-2-4-5-4-1 0-1 0-6 5-10 11-21 21-30 32-4-6-23-37-70-37-93 0-188 92-188 191 0 68 49 113 114 113 36 0 68-16 91-36 38-33 46-71 46-73 0-3-4-3-5-3-3 0-5 0-6 3-4 12-13 42-42 65-29 24-55 31-78 31-37 0-82-21-82-86 0-24 9-92 51-141 25-30 65-51 103-51 43 0 67 33 67 80 0 18-1 17-1 22 0 4 5 5 6 5 6 0 6-1 8-9 9-36 18-71 27-107z"><text:p/></draw:path><draw:path draw:style-name="gr6" draw:text-style-name="P31" svg:width="0.1102in" svg:height="0.0386in" svg:x="0.1776in" svg:y="0.0988in" svg:viewBox="0 0 281 99" svg:d="M266 18c6 0 15-1 15-10 0-8-9-8-15-8-84 0-168 0-252 0-6 0-14 0-14 8 0 9 8 10 14 10 84 0 168 0 252 0zM266 99c6 0 15 0 15-8s-9-8-15-8c-84 0-168 0-252 0-6 0-14 0-14 8s8 8 14 8c84 0 168 0 252 0z"><text:p/></draw:path><draw:path draw:style-name="gr7" draw:text-style-name="P31" svg:width="0.0728in" svg:height="0.0323in" svg:x="0.3984in" svg:y="0in" svg:viewBox="0 0 186 83" svg:d="M150 50c-6 5-20 17-20 24 0 5 4 9 8 9s6-3 8-5c5-6 15-18 33-28 3-1 7-3 7-8s-2-7-5-8c-9-8-14-15-18-24-1-4-2-10-8-10s-9 6-9 8c0 3 4 16 10 26-47 0-95 0-142 0-7 0-14 0-14 8s7 8 14 8c46 0 90 0 136 0z"><text:p/></draw:path><draw:path draw:style-name="gr8" draw:text-style-name="P31" svg:width="0.1173in" svg:height="0.1193in" svg:x="0.3516in" svg:y="0.0433in" svg:viewBox="0 0 299 304" svg:d="M299 4c0-2 0-4-5-4-1 0-1 0-6 5-10 11-19 21-29 32-5-6-24-37-71-37-93 0-188 92-188 191 0 68 49 113 114 113 37 0 68-16 91-36 40-33 47-71 47-73 0-3-5-3-6-3-3 0-4 0-5 3-4 12-13 42-43 65-29 24-55 31-77 31-38 0-83-21-83-86 0-24 9-92 51-141 26-30 66-51 103-51 43 0 68 33 68 80 0 18-1 17-1 22 0 4 4 5 6 5 5 0 5-1 7-9 9-36 18-71 27-107z"><text:p/></draw:path><draw:path draw:style-name="gr9" draw:text-style-name="P31" svg:width="0.0382in" svg:height="0.1646in" svg:x="0.4894in" svg:y="0.0362in" svg:viewBox="0 0 98 419" svg:d="M98 415c0-2 0-2-7-9-53-52-66-133-66-195 0-74 16-147 67-199 6-6 6-6 6-7 0-4-2-5-4-5-4 0-42 29-68 83-20 45-26 92-26 128 0 32 5 81 28 129 26 52 62 79 66 79 2 0 4-1 4-4z"><text:p/></draw:path><draw:path draw:style-name="gr10" draw:text-style-name="P31" svg:width="0.0728in" svg:height="0.0323in" svg:x="0.5929in" svg:y="0in" svg:viewBox="0 0 186 83" svg:d="M149 50c-6 5-19 17-19 24 0 5 3 9 8 9 4 0 6-3 7-5 6-6 16-18 34-28 3-1 7-3 7-8s-2-7-6-8c-10-8-13-15-17-24-1-4-2-10-8-10s-9 6-9 8c0 3 4 16 10 26-47 0-95 0-142 0-7 0-14 0-14 8s7 8 14 8c45 0 90 0 135 0z"><text:p/></draw:path><draw:path draw:style-name="gr11" draw:text-style-name="P31" svg:width="0.1173in" svg:height="0.1193in" svg:x="0.5461in" svg:y="0.0433in" svg:viewBox="0 0 299 304" svg:d="M299 4c0-2-2-4-5-4-1 0-1 0-6 5-10 11-21 21-30 32-4-6-23-37-70-37-93 0-188 92-188 191 0 68 49 113 114 113 36 0 68-16 91-36 38-33 46-71 46-73 0-3-4-3-5-3-3 0-5 0-5 3-5 12-14 42-43 65-29 24-55 31-78 31-37 0-82-21-82-86 0-24 9-92 51-141 26-30 66-51 103-51 43 0 67 33 67 80 0 18-1 17-1 22 0 4 5 5 7 5 5 0 5-1 7-9 9-36 18-71 27-107z"><text:p/></draw:path><draw:path draw:style-name="gr12" draw:text-style-name="P31" svg:width="0.0394in" svg:height="0.0732in" svg:x="0.661in" svg:y="0.1118in" svg:viewBox="0 0 101 187" svg:d="M61 68c10 0 21 0 30 0 5 0 10 0 10-7 0-3-5-3-10-3-9 0-18 0-27 0 3-15 7-29 10-44 0-2 2-3 2-4 0-5-5-10-11-10-7 0-12 6-13 13-3 7 1-7-12 45-10 0-21 0-30 0-5 0-10 0-10 6 0 4 4 4 10 4 9 0 18 0 27 0-6 23-11 46-17 70-2 7-4 18-4 21 0 18 14 28 31 28 33 0 51-41 51-44 0-4-3-4-4-4-4 0-4 0-6 5-9 19-23 35-40 35-6 0-11-4-11-15 0-2 1-8 3-12 7-29 14-56 21-84z"><text:p/></draw:path><draw:path draw:style-name="gr13" draw:text-style-name="P31" svg:width="0.0543in" svg:height="0.0516in" svg:x="0.7134in" svg:y="0.1339in" svg:viewBox="0 0 139 132" svg:d="M139 52c0-34-25-52-54-52-43 0-85 41-85 80 0 30 22 52 54 52 42 0 85-39 85-80zM54 123c-14 0-29-8-29-32 0-12 6-41 17-57 13-18 30-27 43-27 16 0 30 12 30 34 0 7-3 36-17 56-12 18-28 26-44 26z"><text:p/></draw:path><draw:path draw:style-name="gr14" draw:text-style-name="P31" svg:width="0.039in" svg:height="0.0732in" svg:x="0.7768in" svg:y="0.1118in" svg:viewBox="0 0 100 187" svg:d="M60 68c10 0 20 0 30 0 6 0 10 0 10-7 0-3-4-3-9-3-9 0-18 0-27 0 3-15 7-29 10-44 0-2 0-3 0-4 0-5-3-10-9-10-7 0-12 6-15 13-1 7 3-7-10 45-10 0-21 0-30 0-6 0-10 0-10 6 0 4 4 4 10 4 9 0 18 0 27 0-6 23-12 46-18 70-1 7-3 18-3 21 0 18 14 28 31 28 32 0 51-41 51-44 0-4-3-4-4-4-4 0-4 0-6 5-9 19-24 35-40 35-6 0-11-4-11-15 0-2 1-8 3-12 7-29 13-56 20-84z"><text:p/></draw:path><draw:path draw:style-name="gr15" draw:text-style-name="P31" svg:width="0.0378in" svg:height="0.1646in" svg:x="0.8398in" svg:y="0.0362in" svg:viewBox="0 0 97 419" svg:d="M97 211c0-34-5-84-27-132-26-51-62-79-66-79-3 0-4 1-4 5 0 1 0 1 7 9 42 41 66 108 66 197 0 71-15 144-68 198-5 4-5 4-5 6 0 3 1 4 4 4 4 0 42-28 67-81 21-47 26-92 26-127z"><text:p/></draw:path></draw:g></draw:g><text:s/>due to equilibrium relationships. To solve these autonomous ODE, I implement Runge-Kutta methods, both explicit and implicit. In general, these chemical reaction rates can vary by orders of magnitude, meaning that these ODE systems may be stiff, requiring an implicit solver. For this reason, the solver I implemented in my library <text:span text:style-name="T9">ode</text:span><text:span text:style-name="T3"> first attempts to solve the ODE with the much faster explicit Runge-Kutta method and only uses the much slower, yet stable, implicit method if the explicit method is unstable.</text:span></text:p>
      <text:h text:style-name="P7" text:outline-level="2">External Libraries</text:h>
      <text:p text:style-name="P2"><text:tab/><text:span text:style-name="T2">For this model, I use four external open-source libraries: </text:span></text:p>
      <text:list xml:id="list403454625" text:style-name="L2">
        <text:list-item>
          <text:p text:style-name="P17">armadillo<text:span text:style-name="T3">: This library provides linear algebra functionality. It includes common data types like vectors and matrices and common linear algebra functions like solving linear system, determining null space, and eigenvalue decomposition. Furthermore, these functions can be used in a functional style like the Python’s </text:span>numpy.<text:span text:style-name="T3"> This library is essential for all aspects of numerical computation in this project.</text:span></text:p>
        </text:list-item>
        <text:list-item>
          <text:p text:style-name="P17">Catch2: <text:span text:style-name="T3">This is the unit-testing framework that I use to test parts of my code in isolation. This library integrates very well with cmake to make writing and running tests very easy.</text:span></text:p>
        </text:list-item>
        <text:list-item>
          <text:p text:style-name="P17"><text:soft-page-break/>matplotplusplus<text:span text:style-name="T3">: This library provides the plotting functionality to plot the kinetic simulation results. </text:span><text:span text:style-name="T4">The interface for this library is nearly identical to Matlab of Matplotlib’s plotting interface, so making a line plot is very easy.</text:span></text:p>
        </text:list-item>
        <text:list-item>
          <text:p text:style-name="P17">Yaml-cpp<text:span text:style-name="T3">: </text:span><text:span text:style-name="T4">This library provides functions and datatypes to easily work with YAML files. With this library, I can deal with a YAML file as a code object rather than parsing a string object with Regex or any other type. This library is beneficial for the model because it removes the responsibility of us in our group working on the model to write code that parses the input files, and rather places it on the library that has been extensively tested for a very popular file format.</text:span></text:p>
        </text:list-item>
      </text:list>
      <text:p text:style-name="P18"><text:span text:style-name="T4"/></text:p>
      <text:h text:style-name="P12" text:outline-level="2">My Own Libraries</text:h>
      <text:h text:style-name="P14" text:outline-level="3">ode </text:h>
      <text:p text:style-name="P25">I implemented my own ordinary differential equation library with just two solvers: the 4<text:span text:style-name="T31">th</text:span> order explicit Runge-Kutta method and the 4<text:span text:style-name="T31">th</text:span> order implicit Runge-Kutta-Gauss method for stiff systems. <text:s/>The documentation for this library is present in the <text:span text:style-name="T9">docs</text:span><text:span text:style-name="T3"> folder of the source code. I chose these two methods so that the accuracy would be very good while also having a relatively good performance.</text:span></text:p>
      <text:p text:style-name="P25"><text:span text:style-name="T3"/></text:p>
      <text:h text:style-name="P14" text:outline-level="3">optimization </text:h>
      <text:p text:style-name="P25"><text:span text:style-name="T3">I implemented a very simple numerical optimization library with functions to compute the numerical Jacobian matrix and determine the root of a vector function using Newton-Raphson iteration. This function is templated in case I wish to use a different level of precision later on when adding this library to the main version of BioRT-HBV</text:span></text:p>
      <text:h text:style-name="P8" text:outline-level="2"/>
      <text:h text:style-name="P10" text:outline-level="2">Justifications</text:h>
      <text:list xml:id="list2050750686" text:style-name="L4">
        <text:list-item>
          <text:p text:style-name="P19">Compilable:<text:span text:style-name="T3"> </text:span><text:span text:style-name="T5">I have used Cmake as the build system for this project and included all libraries from source so that the model could be built on Windows and Mac in addition to Linux, which I developed it in.</text:span></text:p>
        </text:list-item>
        <text:list-item>
          <text:p text:style-name="P20"><text:span text:style-name="T9">Runtime Errors</text:span>: <text:span text:style-name="T24">I included the Catch2 library to run unit test my code to catch errors on isolated code.</text:span></text:p>
        </text:list-item>
        <text:list-item>
          <text:p text:style-name="P20"><text:span text:style-name="T9">Readability</text:span>: <text:span text:style-name="T24">To the best of my ability, I have used lambda functions to reduce the complexity of the code and </text:span><text:span text:style-name="T25">reduce the number of parameters to think about. I used libraries like armadillo that use operator overloading on their containers that abstract many of the operations so that I can express the mathematical relationships as simply as possible.</text:span></text:p>
        </text:list-item>
        <text:list-item>
          <text:p text:style-name="P20"><text:span text:style-name="T9">Math/Technical knowledge</text:span>: <text:span text:style-name="T25">This program includes numerous mathematical concepts including numerical solution of ordinary differential equations, stiff differential equations, numerical optimization, and linear algebra. It also includes concepts from chemistry including thermodynamic equilibrium and kinetic reactions.</text:span></text:p>
        </text:list-item>
        <text:list-item>
          <text:p text:style-name="P20"><text:span text:style-name="T9">Code organization</text:span>: <text:span text:style-name="T25">I have organized my code into header and implementation files with each file containing the functionality of a single part of the code, namely the command line handling, reading the input files, the equilibrium solution, the kinetic solutions, and utility functions.</text:span></text:p>
        </text:list-item>
        <text:list-item>
          <text:p text:style-name="P20"><text:span text:style-name="T9">Efficiency</text:span>: <text:span text:style-name="T25">Running on my computer, the model is able to run a simulation of ~1000 time steps for a fairly simple kinetic reactions in ~0.71 seconds.</text:span></text:p>
        </text:list-item>
        <text:list-item>
          <text:p text:style-name="P20"><text:span text:style-name="T9">Memory leaks</text:span>: <text:span text:style-name="T25">I use memory safe containers and iterators where possible to reduce the possibility of memory leaks. While writing the code, I did have one segmentation fault, though I determined the cause of this using </text:span><text:span text:style-name="T6">the GNU Debugger and fixed the problem so that it could not be a problem layer on.</text:span></text:p>
        </text:list-item>
        <text:list-item>
          <text:p text:style-name="P20"><text:span text:style-name="T9">Memory usage</text:span>: <text:span text:style-name="T25">I use containers that manage their memory like vectors and maps and never raw pointers or C-style arrays so that these containers will be de-allocated automatically when they go out of scope and so that I do not have to deal with it.</text:span></text:p>
        </text:list-item>
        <text:list-item>
          <text:p text:style-name="P20"><text:span text:style-name="T9">CPU usage</text:span>: <text:span text:style-name="T25">This program is single- threaded by default, and it uses only a single CPU core for all its runtime. This is a numerical model, and because of that, it uses 100% of the CPU core for that runtime. This is by design, because once this core functionality in my project is implemented into the new version of BioRT-HBV, much time will be spent on calibrating model parameters, which involves running the model for hundreds of thousands to millions of times, so being able to run efficiently ona single core is a necessity.</text:span></text:p>
        </text:list-item>
        <text:list-item>
          <text:p text:style-name="P20"><text:span text:style-name="T9">Complexity</text:span>: <text:span text:style-name="T25">In this project, I have implemented the governing equations to chemical equilibrium and kinetic reactions in a new way compared to the current version of BioRT-HBV, and so I was on my own to implement these numerical methods and represent the governing equations.</text:span></text:p>
        </text:list-item>
        <text:list-item>
          <text:p text:style-name="P20"><text:soft-page-break/><text:span text:style-name="T9">Operators</text:span>: <text:span text:style-name="T25">As this is numerical model, and computer math is limited to the 4 operations +, -, *, and /, I have used all extensively within all components of the model.</text:span></text:p>
        </text:list-item>
        <text:list-item>
          <text:p text:style-name="P20"><text:span text:style-name="T9">Conditional statements</text:span>: <text:span text:style-name="T25">In the main function, I use a conditional statement to determine whether to run an equilibrium simulation or a kinetic simulation.</text:span></text:p>
        </text:list-item>
        <text:list-item>
          <text:p text:style-name="P20"><text:span text:style-name="T9">Iterative statements</text:span>: <text:span text:style-name="T25">In the </text:span><text:span text:style-name="T10">optimization</text:span><text:span text:style-name="T6"> library, I use Newton-Raphson iteration in a while loop to determine the root of a function, in addition to many other locations throughout the codebase.</text:span></text:p>
        </text:list-item>
        <text:list-item>
          <text:p text:style-name="P20"><text:span text:style-name="T9">Functions</text:span>: <text:span text:style-name="T25">I use functions everywhere throughout my code, and the two most important functions are </text:span><text:span text:style-name="T10">solve_equilibrium</text:span><text:span text:style-name="T6"> and </text:span><text:span text:style-name="T11">solve_kinetic_equilibrium</text:span><text:span text:style-name="T7">, which are the two core concepts that my model aims to simulate.</text:span></text:p>
        </text:list-item>
        <text:list-item>
          <text:p text:style-name="P20"><text:span text:style-name="T9">Preprocessor</text:span>: <text:span text:style-name="T26">In each of my header files, I use </text:span><text:span text:style-name="T11">#pragma once</text:span><text:span text:style-name="T7"> so that I do not have to ues include guards in the code.</text:span></text:p>
        </text:list-item>
        <text:list-item>
          <text:p text:style-name="P20"><text:span text:style-name="T9">References</text:span>: <text:span text:style-name="T26">In all cases where I pass a vector to a function, I pass a vector by reference so that there is no memory copy when passing to the function.</text:span></text:p>
        </text:list-item>
        <text:list-item>
          <text:p text:style-name="P20"><text:span text:style-name="T9">Lambda functions</text:span>: <text:span text:style-name="T26">I use lambda functions frequently in the numeric parts of my code. On example that is used frequently is to take the </text:span><text:span text:style-name="T11">jacobian</text:span><text:span text:style-name="T7"> function that requires multiple parameters and turn it into just a function of a single variable to be used in numerical optimization.</text:span></text:p>
        </text:list-item>
        <text:list-item>
          <text:p text:style-name="P20"><text:span text:style-name="T9">Template functions</text:span>: <text:span text:style-name="T26">I use templated functions in the </text:span><text:span text:style-name="T11">optimization </text:span><text:span text:style-name="T7">and </text:span><text:span text:style-name="T11">ode</text:span><text:span text:style-name="T7"> libraries so that I could reuse those libraries in later versions of the model if I wanted a different precision.</text:span></text:p>
        </text:list-item>
        <text:list-item>
          <text:p text:style-name="P20"><text:span text:style-name="T9">Containers</text:span>: <text:span text:style-name="T26">I use both vectors and maps extensively that come from the standard library. I use a vector as a container for all of the chemical species names and a map to store the indices of each species in the concentration vectors.</text:span></text:p>
        </text:list-item>
        <text:list-item>
          <text:p text:style-name="P20"><text:span text:style-name="T13">Iterators</text:span><text:span text:style-name="T29">:</text:span> <text:span text:style-name="T27">I </text:span><text:span text:style-name="T28">use iterators when reading the input files in the </text:span><text:span text:style-name="T12">ModelInputs</text:span><text:span text:style-name="T8"> class. When reading the YAML maps and arrays, I use the YAML iterators to parse each element in the map/node to make the code cleaner than if I had used a for loop.</text:span></text:p>
        </text:list-item>
        <text:list-item>
          <text:p text:style-name="P20"><text:span text:style-name="T9">Struct/Class</text:span>: <text:span text:style-name="T26">I use both structs and classes througout my code. One important data structure is the </text:span><text:span text:style-name="T11">ChemicalState</text:span><text:span text:style-name="T7">, which is a simple struct to contain the concentration and total concentrations of each species.</text:span></text:p>
        </text:list-item>
        <text:list-item>
          <text:p text:style-name="P20"><text:span text:style-name="T9">Objects</text:span>: <text:span text:style-name="T26">I instantiate my classes and structs often, namely that the ModelInputs is instantiated to contain the input data, and a ChemicalState object is created each time </text:span><text:span text:style-name="T11">solve_equilibrium</text:span><text:span text:style-name="T7"> or </text:span><text:span text:style-name="T11">solve_kinetic_equilibrium</text:span><text:span text:style-name="T7"> is called.</text:span></text:p>
        </text:list-item>
        <text:list-item>
          <text:p text:style-name="P20"><text:span text:style-name="T9">GUI</text:span>: <text:span text:style-name="T26">This project uses the </text:span><text:span text:style-name="T11">matplotplusplus</text:span><text:span text:style-name="T7"> library to plot the results, which contains a GUI that the user can manipulate to save plots of kinetic simulations.</text:span></text:p>
        </text:list-item>
        <text:list-item>
          <text:p text:style-name="P20"><text:span text:style-name="T9">Date and Time</text:span>: <text:span text:style-name="T26">I use the </text:span><text:span text:style-name="T11">chrono</text:span><text:span text:style-name="T26"> and </text:span><text:span text:style-name="T11">ctime </text:span><text:span text:style-name="T26">libraries to get the current date and time to create a time stamp for each model simulation run. This is used in the </text:span><text:span text:style-name="T11">get_timestamp</text:span><text:span text:style-name="T7"> function.</text:span></text:p>
        </text:list-item>
        <text:list-item>
          <text:p text:style-name="P20"><text:soft-page-break/><text:span text:style-name="T9">File system handling</text:span>: <text:span text:style-name="T26">My project reads files from the filesystem and also creates output files containing the results of a simulation.</text:span></text:p>
        </text:list-item>
      </text:list>
      <text:h text:style-name="P11" text:outline-level="2" text:is-list-header="true"/>
      <text:p text:style-name="P1"/>
      <text:h text:style-name="P5" text:outline-level="1">Citations</text:h>
      <text:list xml:id="list2403971667" text:style-name="L5">
        <text:list-item>
          <text:p text:style-name="P28"><text:span text:style-name="T19">Seibert, Jan. "HBV light." </text:span><text:span text:style-name="T20">User’s manual, Uppsala University, Institute of Earth Science, Department of Hydrology, Uppsala</text:span><text:span text:style-name="T19"> (1996).</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8:36:10.155669721</meta:creation-date>
    <meta:generator>LibreOffice/7.3.7.2$Linux_X86_64 LibreOffice_project/30$Build-2</meta:generator>
    <dc:date>2023-11-24T14:01:25.482980540</dc:date>
    <meta:editing-duration>PT9H48S</meta:editing-duration>
    <meta:editing-cycles>8</meta:editing-cycles>
    <dc:creator>Andrew Vierbicher</dc:creator>
    <meta:document-statistic meta:table-count="0" meta:image-count="0" meta:object-count="0" meta:page-count="8" meta:paragraph-count="69" meta:word-count="2396" meta:character-count="14682" meta:non-whitespace-character-count="12353"/>
  </office:meta>
</office:document-meta>
</file>